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2.03729166666667cm" style:use-optimal-column-width="true"/>
    </style:style>
    <style:style style:name="co2" style:family="table-column">
      <style:table-column-properties fo:break-before="auto" style:column-width="2.16958333333333cm" style:use-optimal-column-width="true"/>
    </style:style>
    <style:style style:name="co3" style:family="table-column">
      <style:table-column-properties fo:break-before="auto" style:column-width="7.51416666666667cm" style:use-optimal-column-width="true"/>
    </style:style>
    <style:style style:name="co4" style:family="table-column">
      <style:table-column-properties fo:break-before="auto" style:column-width="2.91041666666667cm" style:use-optimal-column-width="true"/>
    </style:style>
    <style:style style:name="co5" style:family="table-column">
      <style:table-column-properties fo:break-before="auto" style:column-width="1.4287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l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subway</text:p>
          </table:table-cell>
          <table:table-cell table:number-columns-repeated="16378"/>
        </table:table-row>
        <table:table-row table:style-name="ro1">
          <table:table-cell office:value-type="float" office:value="258944288" table:style-name="ce1">
            <text:p>258944288</text:p>
          </table:table-cell>
          <table:table-cell office:value-type="float" office:value="41.8579583" table:style-name="ce1">
            <text:p>41.8579583</text:p>
          </table:table-cell>
          <table:table-cell office:value-type="float" office:value="-87.6692149" table:style-name="ce1">
            <text:p>-87.6692149</text:p>
          </table:table-cell>
          <table:table-cell office:value-type="string" table:style-name="ce2">
            <text:p>18th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0150506" table:style-name="ce1">
            <text:p>2080150506</text:p>
          </table:table-cell>
          <table:table-cell office:value-type="float" office:value="41.857887699999999" table:style-name="ce1">
            <text:p>41.8578877</text:p>
          </table:table-cell>
          <table:table-cell office:value-type="float" office:value="-87.669195099999996" table:style-name="ce1">
            <text:p>-87.6691951</text:p>
          </table:table-cell>
          <table:table-cell office:value-type="string" table:style-name="ce2">
            <text:p>18th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80150517" table:style-name="ce1">
            <text:p>2080150517</text:p>
          </table:table-cell>
          <table:table-cell office:value-type="float" office:value="41.857956899999998" table:style-name="ce1">
            <text:p>41.8579569</text:p>
          </table:table-cell>
          <table:table-cell office:value-type="float" office:value="-87.669176300000004" table:style-name="ce1">
            <text:p>-87.6691763</text:p>
          </table:table-cell>
          <table:table-cell office:value-type="string" table:style-name="ce2">
            <text:p>18th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05736885" table:style-name="ce1">
            <text:p>705736885</text:p>
          </table:table-cell>
          <table:table-cell office:value-type="float" office:value="41.829377000000001" table:style-name="ce1">
            <text:p>41.829377</text:p>
          </table:table-cell>
          <table:table-cell office:value-type="float" office:value="-87.680716099999998" table:style-name="ce1">
            <text:p>-87.6807161</text:p>
          </table:table-cell>
          <table:table-cell office:value-type="string" table:style-name="ce2">
            <text:p>35th/Archer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6969839" table:style-name="ce1">
            <text:p>2016969839</text:p>
          </table:table-cell>
          <table:table-cell office:value-type="float" office:value="41.829446400000002" table:style-name="ce1">
            <text:p>41.8294464</text:p>
          </table:table-cell>
          <table:table-cell office:value-type="float" office:value="-87.680784099999997" table:style-name="ce1">
            <text:p>-87.6807841</text:p>
          </table:table-cell>
          <table:table-cell office:value-type="string" table:style-name="ce2">
            <text:p>35th/Archer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283483703" table:style-name="ce1">
            <text:p>1283483703</text:p>
          </table:table-cell>
          <table:table-cell office:value-type="float" office:value="41.8324973" table:style-name="ce1">
            <text:p>41.8324973</text:p>
          </table:table-cell>
          <table:table-cell office:value-type="float" office:value="-87.625842800000001" table:style-name="ce1">
            <text:p>-87.6258428</text:p>
          </table:table-cell>
          <table:table-cell office:value-type="string" table:style-name="ce2">
            <text:p>35th-Bronzeville-IIT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40304136" table:style-name="ce1">
            <text:p>2040304136</text:p>
          </table:table-cell>
          <table:table-cell office:value-type="float" office:value="41.832493100000001" table:style-name="ce1">
            <text:p>41.8324931</text:p>
          </table:table-cell>
          <table:table-cell office:value-type="float" office:value="-87.625936499999995" table:style-name="ce1">
            <text:p>-87.6259365</text:p>
          </table:table-cell>
          <table:table-cell office:value-type="string" table:style-name="ce2">
            <text:p>35th-Bronzeville-IIT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40259424" table:style-name="ce1">
            <text:p>2040259424</text:p>
          </table:table-cell>
          <table:table-cell office:value-type="float" office:value="41.816393099999999" table:style-name="ce1">
            <text:p>41.8163931</text:p>
          </table:table-cell>
          <table:table-cell office:value-type="float" office:value="-87.619072399999993" table:style-name="ce1">
            <text:p>-87.6190724</text:p>
          </table:table-cell>
          <table:table-cell office:value-type="string" table:style-name="ce2">
            <text:p>43r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40259452" table:style-name="ce1">
            <text:p>2040259452</text:p>
          </table:table-cell>
          <table:table-cell office:value-type="float" office:value="41.816395100000001" table:style-name="ce1">
            <text:p>41.8163951</text:p>
          </table:table-cell>
          <table:table-cell office:value-type="float" office:value="-87.619040900000002" table:style-name="ce1">
            <text:p>-87.6190409</text:p>
          </table:table-cell>
          <table:table-cell office:value-type="string" table:style-name="ce2">
            <text:p>43r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963130" table:style-name="ce1">
            <text:p>258963130</text:p>
          </table:table-cell>
          <table:table-cell office:value-type="float" office:value="41.809136100000003" table:style-name="ce1">
            <text:p>41.8091361</text:p>
          </table:table-cell>
          <table:table-cell office:value-type="float" office:value="-87.618881599999995" table:style-name="ce1">
            <text:p>-87.6188816</text:p>
          </table:table-cell>
          <table:table-cell office:value-type="string" table:style-name="ce2">
            <text:p>47th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283483516" table:style-name="ce1">
            <text:p>1283483516</text:p>
          </table:table-cell>
          <table:table-cell office:value-type="float" office:value="41.809137" table:style-name="ce1">
            <text:p>41.809137</text:p>
          </table:table-cell>
          <table:table-cell office:value-type="float" office:value="-87.6188377" table:style-name="ce1">
            <text:p>-87.6188377</text:p>
          </table:table-cell>
          <table:table-cell office:value-type="string" table:style-name="ce2">
            <text:p>47th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5031200" table:style-name="ce1">
            <text:p>2025031200</text:p>
          </table:table-cell>
          <table:table-cell office:value-type="float" office:value="41.810276299999998" table:style-name="ce1">
            <text:p>41.8102763</text:p>
          </table:table-cell>
          <table:table-cell office:value-type="float" office:value="-87.631144699999993" table:style-name="ce1">
            <text:p>-87.6311447</text:p>
          </table:table-cell>
          <table:table-cell office:value-type="string" table:style-name="ce2">
            <text:p>47th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5031213" table:style-name="ce1">
            <text:p>2025031213</text:p>
          </table:table-cell>
          <table:table-cell office:value-type="float" office:value="41.810251299999997" table:style-name="ce1">
            <text:p>41.8102513</text:p>
          </table:table-cell>
          <table:table-cell office:value-type="float" office:value="-87.631036699999996" table:style-name="ce1">
            <text:p>-87.6310367</text:p>
          </table:table-cell>
          <table:table-cell office:value-type="string" table:style-name="ce2">
            <text:p>47th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963136" table:style-name="ce1">
            <text:p>258963136</text:p>
          </table:table-cell>
          <table:table-cell office:value-type="float" office:value="41.802407600000002" table:style-name="ce1">
            <text:p>41.8024076</text:p>
          </table:table-cell>
          <table:table-cell office:value-type="float" office:value="-87.618561400000004" table:style-name="ce1">
            <text:p>-87.6185614</text:p>
          </table:table-cell>
          <table:table-cell office:value-type="string" table:style-name="ce2">
            <text:p>51st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283483584" table:style-name="ce1">
            <text:p>1283483584</text:p>
          </table:table-cell>
          <table:table-cell office:value-type="float" office:value="41.802408900000003" table:style-name="ce1">
            <text:p>41.8024089</text:p>
          </table:table-cell>
          <table:table-cell office:value-type="float" office:value="-87.618516700000001" table:style-name="ce1">
            <text:p>-87.6185167</text:p>
          </table:table-cell>
          <table:table-cell office:value-type="string" table:style-name="ce2">
            <text:p>51st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0123194" table:style-name="ce1">
            <text:p>2080123194</text:p>
          </table:table-cell>
          <table:table-cell office:value-type="float" office:value="41.851770000000002" table:style-name="ce1">
            <text:p>41.85177</text:p>
          </table:table-cell>
          <table:table-cell office:value-type="float" office:value="-87.756582699999996" table:style-name="ce1">
            <text:p>-87.7565827</text:p>
          </table:table-cell>
          <table:table-cell office:value-type="string" table:style-name="ce2">
            <text:p>54th/Cermak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80123199" table:style-name="ce1">
            <text:p>2080123199</text:p>
          </table:table-cell>
          <table:table-cell office:value-type="float" office:value="41.851806400000001" table:style-name="ce1">
            <text:p>41.8518064</text:p>
          </table:table-cell>
          <table:table-cell office:value-type="float" office:value="-87.757820600000002" table:style-name="ce1">
            <text:p>-87.7578206</text:p>
          </table:table-cell>
          <table:table-cell office:value-type="string" table:style-name="ce2">
            <text:p>54th/Cermak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0123201" table:style-name="ce1">
            <text:p>2080123201</text:p>
          </table:table-cell>
          <table:table-cell office:value-type="float" office:value="41.851836200000001" table:style-name="ce1">
            <text:p>41.8518362</text:p>
          </table:table-cell>
          <table:table-cell office:value-type="float" office:value="-87.755323500000003" table:style-name="ce1">
            <text:p>-87.7553235</text:p>
          </table:table-cell>
          <table:table-cell office:value-type="string" table:style-name="ce2">
            <text:p>54th/Cermak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6475054" table:style-name="ce1">
            <text:p>256475054</text:p>
          </table:table-cell>
          <table:table-cell office:value-type="float" office:value="41.780782799999997" table:style-name="ce1">
            <text:p>41.7807828</text:p>
          </table:table-cell>
          <table:table-cell office:value-type="float" office:value="-87.630944600000007" table:style-name="ce1">
            <text:p>-87.6309446</text:p>
          </table:table-cell>
          <table:table-cell office:value-type="string" table:style-name="ce2">
            <text:p>63r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880687" table:style-name="ce1">
            <text:p>2023880687</text:p>
          </table:table-cell>
          <table:table-cell office:value-type="float" office:value="41.780112899999999" table:style-name="ce1">
            <text:p>41.7801129</text:p>
          </table:table-cell>
          <table:table-cell office:value-type="float" office:value="-87.631000400000005" table:style-name="ce1">
            <text:p>-87.6310004</text:p>
          </table:table-cell>
          <table:table-cell office:value-type="string" table:style-name="ce2">
            <text:p>63rd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23880724" table:style-name="ce1">
            <text:p>2023880724</text:p>
          </table:table-cell>
          <table:table-cell office:value-type="float" office:value="41.780781099999999" table:style-name="ce1">
            <text:p>41.7807811</text:p>
          </table:table-cell>
          <table:table-cell office:value-type="float" office:value="-87.631082399999997" table:style-name="ce1">
            <text:p>-87.6310824</text:p>
          </table:table-cell>
          <table:table-cell office:value-type="string" table:style-name="ce2">
            <text:p>63r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6475078" table:style-name="ce1">
            <text:p>256475078</text:p>
          </table:table-cell>
          <table:table-cell office:value-type="float" office:value="41.768351299999999" table:style-name="ce1">
            <text:p>41.7683513</text:p>
          </table:table-cell>
          <table:table-cell office:value-type="float" office:value="-87.625756800000005" table:style-name="ce1">
            <text:p>-87.6257568</text:p>
          </table:table-cell>
          <table:table-cell office:value-type="string" table:style-name="ce2">
            <text:p>69th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880729" table:style-name="ce1">
            <text:p>2023880729</text:p>
          </table:table-cell>
          <table:table-cell office:value-type="float" office:value="41.768353099999999" table:style-name="ce1">
            <text:p>41.7683531</text:p>
          </table:table-cell>
          <table:table-cell office:value-type="float" office:value="-87.6258464" table:style-name="ce1">
            <text:p>-87.6258464</text:p>
          </table:table-cell>
          <table:table-cell office:value-type="string" table:style-name="ce2">
            <text:p>69th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880736" table:style-name="ce1">
            <text:p>2023880736</text:p>
          </table:table-cell>
          <table:table-cell office:value-type="float" office:value="41.768939000000003" table:style-name="ce1">
            <text:p>41.768939</text:p>
          </table:table-cell>
          <table:table-cell office:value-type="float" office:value="-87.625823999999994" table:style-name="ce1">
            <text:p>-87.625824</text:p>
          </table:table-cell>
          <table:table-cell office:value-type="string" table:style-name="ce2">
            <text:p>69th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387573439" table:style-name="ce1">
            <text:p>387573439</text:p>
          </table:table-cell>
          <table:table-cell office:value-type="float" office:value="41.750105099999999" table:style-name="ce1">
            <text:p>41.7501051</text:p>
          </table:table-cell>
          <table:table-cell office:value-type="float" office:value="-87.625123200000004" table:style-name="ce1">
            <text:p>-87.6251232</text:p>
          </table:table-cell>
          <table:table-cell office:value-type="string" table:style-name="ce2">
            <text:p>79th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849157" table:style-name="ce1">
            <text:p>2023849157</text:p>
          </table:table-cell>
          <table:table-cell office:value-type="float" office:value="41.750106000000002" table:style-name="ce1">
            <text:p>41.750106</text:p>
          </table:table-cell>
          <table:table-cell office:value-type="float" office:value="-87.6252092" table:style-name="ce1">
            <text:p>-87.6252092</text:p>
          </table:table-cell>
          <table:table-cell office:value-type="string" table:style-name="ce2">
            <text:p>79th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849151" table:style-name="ce1">
            <text:p>2023849151</text:p>
          </table:table-cell>
          <table:table-cell office:value-type="float" office:value="41.735490300000002" table:style-name="ce1">
            <text:p>41.7354903</text:p>
          </table:table-cell>
          <table:table-cell office:value-type="float" office:value="-87.624804999999995" table:style-name="ce1">
            <text:p>-87.624805</text:p>
          </table:table-cell>
          <table:table-cell office:value-type="string" table:style-name="ce2">
            <text:p>87th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849163" table:style-name="ce1">
            <text:p>2023849163</text:p>
          </table:table-cell>
          <table:table-cell office:value-type="float" office:value="41.735488199999999" table:style-name="ce1">
            <text:p>41.7354882</text:p>
          </table:table-cell>
          <table:table-cell office:value-type="float" office:value="-87.624709999999993" table:style-name="ce1">
            <text:p>-87.62471</text:p>
          </table:table-cell>
          <table:table-cell office:value-type="string" table:style-name="ce2">
            <text:p>87th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849177" table:style-name="ce1">
            <text:p>2023849177</text:p>
          </table:table-cell>
          <table:table-cell office:value-type="float" office:value="41.736086499999999" table:style-name="ce1">
            <text:p>41.7360865</text:p>
          </table:table-cell>
          <table:table-cell office:value-type="float" office:value="-87.624772699999994" table:style-name="ce1">
            <text:p>-87.6247727</text:p>
          </table:table-cell>
          <table:table-cell office:value-type="string" table:style-name="ce2">
            <text:p>87th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56475095" table:style-name="ce1">
            <text:p>256475095</text:p>
          </table:table-cell>
          <table:table-cell office:value-type="float" office:value="41.722379199999999" table:style-name="ce1">
            <text:p>41.7223792</text:p>
          </table:table-cell>
          <table:table-cell office:value-type="float" office:value="-87.624330200000003" table:style-name="ce1">
            <text:p>-87.6243302</text:p>
          </table:table-cell>
          <table:table-cell office:value-type="string" table:style-name="ce2">
            <text:p>95th/Dan Rya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849165" table:style-name="ce1">
            <text:p>2023849165</text:p>
          </table:table-cell>
          <table:table-cell office:value-type="float" office:value="41.722372" table:style-name="ce1">
            <text:p>41.722372</text:p>
          </table:table-cell>
          <table:table-cell office:value-type="float" office:value="-87.624451300000004" table:style-name="ce1">
            <text:p>-87.6244513</text:p>
          </table:table-cell>
          <table:table-cell office:value-type="string" table:style-name="ce2">
            <text:p>95th/Dan Rya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4360932" table:style-name="ce1">
            <text:p>2014360932</text:p>
          </table:table-cell>
          <table:table-cell office:value-type="float" office:value="41.879680999999998" table:style-name="ce1">
            <text:p>41.879681</text:p>
          </table:table-cell>
          <table:table-cell office:value-type="float" office:value="-87.6260932" table:style-name="ce1">
            <text:p>-87.6260932</text:p>
          </table:table-cell>
          <table:table-cell office:value-type="string" table:style-name="ce2">
            <text:p>Adams/Wabash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4360953" table:style-name="ce1">
            <text:p>2014360953</text:p>
          </table:table-cell>
          <table:table-cell office:value-type="float" office:value="41.879548300000003" table:style-name="ce1">
            <text:p>41.8795483</text:p>
          </table:table-cell>
          <table:table-cell office:value-type="float" office:value="-87.626137299999996" table:style-name="ce1">
            <text:p>-87.6261373</text:p>
          </table:table-cell>
          <table:table-cell office:value-type="string" table:style-name="ce2">
            <text:p>Adams/Wabash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2683058" table:style-name="ce1">
            <text:p>252683058</text:p>
          </table:table-cell>
          <table:table-cell office:value-type="float" office:value="41.947519800000002" table:style-name="ce1">
            <text:p>41.9475198</text:p>
          </table:table-cell>
          <table:table-cell office:value-type="float" office:value="-87.653627099999994" table:style-name="ce1">
            <text:p>-87.6536271</text:p>
          </table:table-cell>
          <table:table-cell office:value-type="string" table:style-name="ce2">
            <text:p>Addison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52683118" table:style-name="ce1">
            <text:p>252683118</text:p>
          </table:table-cell>
          <table:table-cell office:value-type="float" office:value="41.947051600000002" table:style-name="ce1">
            <text:p>41.9470516</text:p>
          </table:table-cell>
          <table:table-cell office:value-type="float" office:value="-87.674768900000004" table:style-name="ce1">
            <text:p>-87.6747689</text:p>
          </table:table-cell>
          <table:table-cell office:value-type="string" table:style-name="ce2">
            <text:p>Addiso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4563511" table:style-name="ce1">
            <text:p>734563511</text:p>
          </table:table-cell>
          <table:table-cell office:value-type="float" office:value="41.947514099999999" table:style-name="ce1">
            <text:p>41.9475141</text:p>
          </table:table-cell>
          <table:table-cell office:value-type="float" office:value="-87.653576799999996" table:style-name="ce1">
            <text:p>-87.6535768</text:p>
          </table:table-cell>
          <table:table-cell office:value-type="string" table:style-name="ce2">
            <text:p>Addiso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4565285" table:style-name="ce1">
            <text:p>734565285</text:p>
          </table:table-cell>
          <table:table-cell office:value-type="float" office:value="41.947509599999997" table:style-name="ce1">
            <text:p>41.9475096</text:p>
          </table:table-cell>
          <table:table-cell office:value-type="float" office:value="-87.653675899999996" table:style-name="ce1">
            <text:p>-87.6536759</text:p>
          </table:table-cell>
          <table:table-cell office:value-type="string" table:style-name="ce2">
            <text:p>Addiso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435427479" table:style-name="ce1">
            <text:p>1435427479</text:p>
          </table:table-cell>
          <table:table-cell office:value-type="float" office:value="41.947050099999998" table:style-name="ce1">
            <text:p>41.9470501</text:p>
          </table:table-cell>
          <table:table-cell office:value-type="float" office:value="-87.674726199999995" table:style-name="ce1">
            <text:p>-87.6747262</text:p>
          </table:table-cell>
          <table:table-cell office:value-type="string" table:style-name="ce2">
            <text:p>Addiso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8669205" table:style-name="ce1">
            <text:p>2088669205</text:p>
          </table:table-cell>
          <table:table-cell office:value-type="float" office:value="41.947165400000003" table:style-name="ce1">
            <text:p>41.9471654</text:p>
          </table:table-cell>
          <table:table-cell office:value-type="float" office:value="-87.718947700000001" table:style-name="ce1">
            <text:p>-87.7189477</text:p>
          </table:table-cell>
          <table:table-cell office:value-type="string" table:style-name="ce2">
            <text:p>Addiso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8669209" table:style-name="ce1">
            <text:p>2088669209</text:p>
          </table:table-cell>
          <table:table-cell office:value-type="float" office:value="41.947203500000001" table:style-name="ce1">
            <text:p>41.9472035</text:p>
          </table:table-cell>
          <table:table-cell office:value-type="float" office:value="-87.718868599999993" table:style-name="ce1">
            <text:p>-87.7188686</text:p>
          </table:table-cell>
          <table:table-cell office:value-type="string" table:style-name="ce2">
            <text:p>Addiso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389153234" table:style-name="ce1">
            <text:p>389153234</text:p>
          </table:table-cell>
          <table:table-cell office:value-type="float" office:value="41.9733904" table:style-name="ce1">
            <text:p>41.9733904</text:p>
          </table:table-cell>
          <table:table-cell office:value-type="float" office:value="-87.658608299999997" table:style-name="ce1">
            <text:p>-87.6586083</text:p>
          </table:table-cell>
          <table:table-cell office:value-type="string" table:style-name="ce2">
            <text:p>Argyl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209946" table:style-name="ce1">
            <text:p>2023209946</text:p>
          </table:table-cell>
          <table:table-cell office:value-type="float" office:value="41.973393899999998" table:style-name="ce1">
            <text:p>41.9733939</text:p>
          </table:table-cell>
          <table:table-cell office:value-type="float" office:value="-87.658512900000005" table:style-name="ce1">
            <text:p>-87.6585129</text:p>
          </table:table-cell>
          <table:table-cell office:value-type="string" table:style-name="ce2">
            <text:p>Argyl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209951" table:style-name="ce1">
            <text:p>2023209951</text:p>
          </table:table-cell>
          <table:table-cell office:value-type="float" office:value="41.973411499999997" table:style-name="ce1">
            <text:p>41.9734115</text:p>
          </table:table-cell>
          <table:table-cell office:value-type="float" office:value="-87.658565800000005" table:style-name="ce1">
            <text:p>-87.6585658</text:p>
          </table:table-cell>
          <table:table-cell office:value-type="string" table:style-name="ce2">
            <text:p>Argyle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739322024" table:style-name="ce1">
            <text:p>739322024</text:p>
          </table:table-cell>
          <table:table-cell office:value-type="float" office:value="41.917966300000003" table:style-name="ce1">
            <text:p>41.9179663</text:p>
          </table:table-cell>
          <table:table-cell office:value-type="float" office:value="-87.652561199999994" table:style-name="ce1">
            <text:p>-87.6525612</text:p>
          </table:table-cell>
          <table:table-cell office:value-type="string" table:style-name="ce2">
            <text:p>Armitag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9322025" table:style-name="ce1">
            <text:p>739322025</text:p>
          </table:table-cell>
          <table:table-cell office:value-type="float" office:value="41.917962500000002" table:style-name="ce1">
            <text:p>41.9179625</text:p>
          </table:table-cell>
          <table:table-cell office:value-type="float" office:value="-87.652677199999999" table:style-name="ce1">
            <text:p>-87.6526772</text:p>
          </table:table-cell>
          <table:table-cell office:value-type="string" table:style-name="ce2">
            <text:p>Armitag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6639292" table:style-name="ce1">
            <text:p>736639292</text:p>
          </table:table-cell>
          <table:table-cell office:value-type="float" office:value="41.8853559" table:style-name="ce1">
            <text:p>41.8853559</text:p>
          </table:table-cell>
          <table:table-cell office:value-type="float" office:value="-87.666482299999998" table:style-name="ce1">
            <text:p>-87.6664823</text:p>
          </table:table-cell>
          <table:table-cell office:value-type="string" table:style-name="ce2">
            <text:p>Ashlan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8165401" table:style-name="ce1">
            <text:p>738165401</text:p>
          </table:table-cell>
          <table:table-cell office:value-type="float" office:value="41.839428400000003" table:style-name="ce1">
            <text:p>41.8394284</text:p>
          </table:table-cell>
          <table:table-cell office:value-type="float" office:value="-87.665267299999996" table:style-name="ce1">
            <text:p>-87.6652673</text:p>
          </table:table-cell>
          <table:table-cell office:value-type="string" table:style-name="ce2">
            <text:p>Ashlan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6975924" table:style-name="ce1">
            <text:p>2016975924</text:p>
          </table:table-cell>
          <table:table-cell office:value-type="float" office:value="41.839341599999997" table:style-name="ce1">
            <text:p>41.8393416</text:p>
          </table:table-cell>
          <table:table-cell office:value-type="float" office:value="-87.665196699999996" table:style-name="ce1">
            <text:p>-87.6651967</text:p>
          </table:table-cell>
          <table:table-cell office:value-type="string" table:style-name="ce2">
            <text:p>Ashlan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42074138" table:style-name="ce1">
            <text:p>2042074138</text:p>
          </table:table-cell>
          <table:table-cell office:value-type="float" office:value="41.885320399999998" table:style-name="ce1">
            <text:p>41.8853204</text:p>
          </table:table-cell>
          <table:table-cell office:value-type="float" office:value="-87.666490499999995" table:style-name="ce1">
            <text:p>-87.6664905</text:p>
          </table:table-cell>
          <table:table-cell office:value-type="string" table:style-name="ce2">
            <text:p>Ashlan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40146203" table:style-name="ce1">
            <text:p>2040146203</text:p>
          </table:table-cell>
          <table:table-cell office:value-type="float" office:value="41.778900800000002" table:style-name="ce1">
            <text:p>41.7789008</text:p>
          </table:table-cell>
          <table:table-cell office:value-type="float" office:value="-87.664174099999997" table:style-name="ce1">
            <text:p>-87.6641741</text:p>
          </table:table-cell>
          <table:table-cell office:value-type="string" table:style-name="ce2">
            <text:p>Ashland/63r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40146213" table:style-name="ce1">
            <text:p>2040146213</text:p>
          </table:table-cell>
          <table:table-cell office:value-type="float" office:value="41.778995899999998" table:style-name="ce1">
            <text:p>41.7789959</text:p>
          </table:table-cell>
          <table:table-cell office:value-type="float" office:value="-87.664181999999997" table:style-name="ce1">
            <text:p>-87.664182</text:p>
          </table:table-cell>
          <table:table-cell office:value-type="string" table:style-name="ce2">
            <text:p>Ashland/63r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026018" table:style-name="ce1">
            <text:p>258026018</text:p>
          </table:table-cell>
          <table:table-cell office:value-type="float" office:value="41.870855599999999" table:style-name="ce1">
            <text:p>41.8708556</text:p>
          </table:table-cell>
          <table:table-cell office:value-type="float" office:value="-87.776797200000004" table:style-name="ce1">
            <text:p>-87.7767972</text:p>
          </table:table-cell>
          <table:table-cell office:value-type="string" table:style-name="ce2">
            <text:p>Austi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945068" table:style-name="ce1">
            <text:p>258945068</text:p>
          </table:table-cell>
          <table:table-cell office:value-type="float" office:value="41.8872742" table:style-name="ce1">
            <text:p>41.8872742</text:p>
          </table:table-cell>
          <table:table-cell office:value-type="float" office:value="-87.774336099999999" table:style-name="ce1">
            <text:p>-87.7743361</text:p>
          </table:table-cell>
          <table:table-cell office:value-type="string" table:style-name="ce2">
            <text:p>Austi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925444958" table:style-name="ce1">
            <text:p>1925444958</text:p>
          </table:table-cell>
          <table:table-cell office:value-type="float" office:value="41.887341200000002" table:style-name="ce1">
            <text:p>41.8873412</text:p>
          </table:table-cell>
          <table:table-cell office:value-type="float" office:value="-87.774341800000002" table:style-name="ce1">
            <text:p>-87.7743418</text:p>
          </table:table-cell>
          <table:table-cell office:value-type="string" table:style-name="ce2">
            <text:p>Austi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52014846" table:style-name="ce1">
            <text:p>2052014846</text:p>
          </table:table-cell>
          <table:table-cell office:value-type="float" office:value="41.870921000000003" table:style-name="ce1">
            <text:p>41.870921</text:p>
          </table:table-cell>
          <table:table-cell office:value-type="float" office:value="-87.776792" table:style-name="ce1">
            <text:p>-87.776792</text:p>
          </table:table-cell>
          <table:table-cell office:value-type="string" table:style-name="ce2">
            <text:p>Austi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284110" table:style-name="ce1">
            <text:p>258284110</text:p>
          </table:table-cell>
          <table:table-cell office:value-type="float" office:value="41.939278399999999" table:style-name="ce1">
            <text:p>41.9392784</text:p>
          </table:table-cell>
          <table:table-cell office:value-type="float" office:value="-87.712492100000006" table:style-name="ce1">
            <text:p>-87.7124921</text:p>
          </table:table-cell>
          <table:table-cell office:value-type="string" table:style-name="ce2">
            <text:p>Belmont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14100269" table:style-name="ce1">
            <text:p>2014100269</text:p>
          </table:table-cell>
          <table:table-cell office:value-type="float" office:value="41.939846299999999" table:style-name="ce1">
            <text:p>41.9398463</text:p>
          </table:table-cell>
          <table:table-cell office:value-type="float" office:value="-87.653471999999994" table:style-name="ce1">
            <text:p>-87.653472</text:p>
          </table:table-cell>
          <table:table-cell office:value-type="string" table:style-name="ce2">
            <text:p>Belmont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4100270" table:style-name="ce1">
            <text:p>2014100270</text:p>
          </table:table-cell>
          <table:table-cell office:value-type="float" office:value="41.9398482" table:style-name="ce1">
            <text:p>41.9398482</text:p>
          </table:table-cell>
          <table:table-cell office:value-type="float" office:value="-87.653181099999998" table:style-name="ce1">
            <text:p>-87.6531811</text:p>
          </table:table-cell>
          <table:table-cell office:value-type="string" table:style-name="ce2">
            <text:p>Belmont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910816" table:style-name="ce1">
            <text:p>2023910816</text:p>
          </table:table-cell>
          <table:table-cell office:value-type="float" office:value="41.939855000000001" table:style-name="ce1">
            <text:p>41.939855</text:p>
          </table:table-cell>
          <table:table-cell office:value-type="float" office:value="-87.653352299999995" table:style-name="ce1">
            <text:p>-87.6533523</text:p>
          </table:table-cell>
          <table:table-cell office:value-type="string" table:style-name="ce2">
            <text:p>Belmont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910817" table:style-name="ce1">
            <text:p>2023910817</text:p>
          </table:table-cell>
          <table:table-cell office:value-type="float" office:value="41.939853100000001" table:style-name="ce1">
            <text:p>41.9398531</text:p>
          </table:table-cell>
          <table:table-cell office:value-type="float" office:value="-87.653307600000005" table:style-name="ce1">
            <text:p>-87.6533076</text:p>
          </table:table-cell>
          <table:table-cell office:value-type="string" table:style-name="ce2">
            <text:p>Belmont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389153439" table:style-name="ce1">
            <text:p>389153439</text:p>
          </table:table-cell>
          <table:table-cell office:value-type="float" office:value="41.978013599999997" table:style-name="ce1">
            <text:p>41.9780136</text:p>
          </table:table-cell>
          <table:table-cell office:value-type="float" office:value="-87.658735500000006" table:style-name="ce1">
            <text:p>-87.6587355</text:p>
          </table:table-cell>
          <table:table-cell office:value-type="string" table:style-name="ce2">
            <text:p>Berwy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2160099" table:style-name="ce1">
            <text:p>2022160099</text:p>
          </table:table-cell>
          <table:table-cell office:value-type="float" office:value="41.978015399999997" table:style-name="ce1">
            <text:p>41.9780154</text:p>
          </table:table-cell>
          <table:table-cell office:value-type="float" office:value="-87.658638400000001" table:style-name="ce1">
            <text:p>-87.6586384</text:p>
          </table:table-cell>
          <table:table-cell office:value-type="string" table:style-name="ce2">
            <text:p>Berwy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206637" table:style-name="ce1">
            <text:p>2023206637</text:p>
          </table:table-cell>
          <table:table-cell office:value-type="float" office:value="41.978044599999997" table:style-name="ce1">
            <text:p>41.9780446</text:p>
          </table:table-cell>
          <table:table-cell office:value-type="float" office:value="-87.6586918" table:style-name="ce1">
            <text:p>-87.6586918</text:p>
          </table:table-cell>
          <table:table-cell office:value-type="string" table:style-name="ce2">
            <text:p>Berwyn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22160105" table:style-name="ce1">
            <text:p>2022160105</text:p>
          </table:table-cell>
          <table:table-cell office:value-type="float" office:value="41.983694499999999" table:style-name="ce1">
            <text:p>41.9836945</text:p>
          </table:table-cell>
          <table:table-cell office:value-type="float" office:value="-87.658800999999997" table:style-name="ce1">
            <text:p>-87.658801</text:p>
          </table:table-cell>
          <table:table-cell office:value-type="string" table:style-name="ce2">
            <text:p>Bryn Mawr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202874" table:style-name="ce1">
            <text:p>2023202874</text:p>
          </table:table-cell>
          <table:table-cell office:value-type="float" office:value="41.983694700000001" table:style-name="ce1">
            <text:p>41.9836947</text:p>
          </table:table-cell>
          <table:table-cell office:value-type="float" office:value="-87.658893399999997" table:style-name="ce1">
            <text:p>-87.6588934</text:p>
          </table:table-cell>
          <table:table-cell office:value-type="string" table:style-name="ce2">
            <text:p>Bryn Mawr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944300" table:style-name="ce1">
            <text:p>258944300</text:p>
          </table:table-cell>
          <table:table-cell office:value-type="float" office:value="41.854342500000001" table:style-name="ce1">
            <text:p>41.8543425</text:p>
          </table:table-cell>
          <table:table-cell office:value-type="float" office:value="-87.694731099999998" table:style-name="ce1">
            <text:p>-87.6947311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945081" table:style-name="ce1">
            <text:p>258945081</text:p>
          </table:table-cell>
          <table:table-cell office:value-type="float" office:value="41.884216000000002" table:style-name="ce1">
            <text:p>41.884216</text:p>
          </table:table-cell>
          <table:table-cell office:value-type="float" office:value="-87.6966769" table:style-name="ce1">
            <text:p>-87.6966769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130096180" table:style-name="ce1">
            <text:p>1130096180</text:p>
          </table:table-cell>
          <table:table-cell office:value-type="float" office:value="41.922187299999997" table:style-name="ce1">
            <text:p>41.9221873</text:p>
          </table:table-cell>
          <table:table-cell office:value-type="float" office:value="-87.697194999999994" table:style-name="ce1">
            <text:p>-87.697195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1282296292" table:style-name="ce1">
            <text:p>1282296292</text:p>
          </table:table-cell>
          <table:table-cell office:value-type="float" office:value="41.922144500000002" table:style-name="ce1">
            <text:p>41.9221445</text:p>
          </table:table-cell>
          <table:table-cell office:value-type="float" office:value="-87.697083399999997" table:style-name="ce1">
            <text:p>-87.6970834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282296369" table:style-name="ce1">
            <text:p>1282296369</text:p>
          </table:table-cell>
          <table:table-cell office:value-type="float" office:value="41.922015500000001" table:style-name="ce1">
            <text:p>41.9220155</text:p>
          </table:table-cell>
          <table:table-cell office:value-type="float" office:value="-87.696930100000003" table:style-name="ce1">
            <text:p>-87.6969301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925444961" table:style-name="ce1">
            <text:p>1925444961</text:p>
          </table:table-cell>
          <table:table-cell office:value-type="float" office:value="41.884274599999998" table:style-name="ce1">
            <text:p>41.8842746</text:p>
          </table:table-cell>
          <table:table-cell office:value-type="float" office:value="-87.696684700000006" table:style-name="ce1">
            <text:p>-87.6966847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42183467" table:style-name="ce1">
            <text:p>2042183467</text:p>
          </table:table-cell>
          <table:table-cell office:value-type="float" office:value="41.884165899999999" table:style-name="ce1">
            <text:p>41.8841659</text:p>
          </table:table-cell>
          <table:table-cell office:value-type="float" office:value="-87.696355299999993" table:style-name="ce1">
            <text:p>-87.6963553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80123157" table:style-name="ce1">
            <text:p>2080123157</text:p>
          </table:table-cell>
          <table:table-cell office:value-type="float" office:value="41.854246099999997" table:style-name="ce1">
            <text:p>41.8542461</text:p>
          </table:table-cell>
          <table:table-cell office:value-type="float" office:value="-87.694725099999999" table:style-name="ce1">
            <text:p>-87.6947251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945067" table:style-name="ce1">
            <text:p>258945067</text:p>
          </table:table-cell>
          <table:table-cell office:value-type="float" office:value="41.887389499999998" table:style-name="ce1">
            <text:p>41.8873895</text:p>
          </table:table-cell>
          <table:table-cell office:value-type="float" office:value="-87.765536600000004" table:style-name="ce1">
            <text:p>-87.7655366</text:p>
          </table:table-cell>
          <table:table-cell office:value-type="string" table:style-name="ce2">
            <text:p>Central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8195922" table:style-name="ce1">
            <text:p>738195922</text:p>
          </table:table-cell>
          <table:table-cell office:value-type="float" office:value="42.0640851" table:style-name="ce1">
            <text:p>42.0640851</text:p>
          </table:table-cell>
          <table:table-cell office:value-type="float" office:value="-87.685719899999995" table:style-name="ce1">
            <text:p>-87.6857199</text:p>
          </table:table-cell>
          <table:table-cell office:value-type="string" table:style-name="ce2">
            <text:p>Central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43060916" table:style-name="ce1">
            <text:p>2043060916</text:p>
          </table:table-cell>
          <table:table-cell office:value-type="float" office:value="41.887460599999997" table:style-name="ce1">
            <text:p>41.8874606</text:p>
          </table:table-cell>
          <table:table-cell office:value-type="float" office:value="-87.765537199999997" table:style-name="ce1">
            <text:p>-87.7655372</text:p>
          </table:table-cell>
          <table:table-cell office:value-type="string" table:style-name="ce2">
            <text:p>Central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91737706" table:style-name="ce1">
            <text:p>2091737706</text:p>
          </table:table-cell>
          <table:table-cell office:value-type="float" office:value="42.064058899999999" table:style-name="ce1">
            <text:p>42.0640589</text:p>
          </table:table-cell>
          <table:table-cell office:value-type="float" office:value="-87.685813600000003" table:style-name="ce1">
            <text:p>-87.6858136</text:p>
          </table:table-cell>
          <table:table-cell office:value-type="string" table:style-name="ce2">
            <text:p>Central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944305" table:style-name="ce1">
            <text:p>258944305</text:p>
          </table:table-cell>
          <table:table-cell office:value-type="float" office:value="41.854050000000001" table:style-name="ce1">
            <text:p>41.85405</text:p>
          </table:table-cell>
          <table:table-cell office:value-type="float" office:value="-87.715139500000006" table:style-name="ce1">
            <text:p>-87.7151395</text:p>
          </table:table-cell>
          <table:table-cell office:value-type="string" table:style-name="ce2">
            <text:p>Central Park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0123162" table:style-name="ce1">
            <text:p>2080123162</text:p>
          </table:table-cell>
          <table:table-cell office:value-type="float" office:value="41.853956699999998" table:style-name="ce1">
            <text:p>41.8539567</text:p>
          </table:table-cell>
          <table:table-cell office:value-type="float" office:value="-87.715134800000001" table:style-name="ce1">
            <text:p>-87.7151348</text:p>
          </table:table-cell>
          <table:table-cell office:value-type="string" table:style-name="ce2">
            <text:p>Central Park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5084473" table:style-name="ce1">
            <text:p>2025084473</text:p>
          </table:table-cell>
          <table:table-cell office:value-type="float" office:value="41.853096600000001" table:style-name="ce1">
            <text:p>41.8530966</text:p>
          </table:table-cell>
          <table:table-cell office:value-type="float" office:value="-87.6309684" table:style-name="ce1">
            <text:p>-87.6309684</text:p>
          </table:table-cell>
          <table:table-cell office:value-type="string" table:style-name="ce2">
            <text:p>Cermak-Chinatown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25084475" table:style-name="ce1">
            <text:p>2025084475</text:p>
          </table:table-cell>
          <table:table-cell office:value-type="float" office:value="41.853604699999998" table:style-name="ce1">
            <text:p>41.8536047</text:p>
          </table:table-cell>
          <table:table-cell office:value-type="float" office:value="-87.631166500000006" table:style-name="ce1">
            <text:p>-87.6311665</text:p>
          </table:table-cell>
          <table:table-cell office:value-type="string" table:style-name="ce2">
            <text:p>Cermak-Chinatow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5084479" table:style-name="ce1">
            <text:p>2025084479</text:p>
          </table:table-cell>
          <table:table-cell office:value-type="float" office:value="41.8536255" table:style-name="ce1">
            <text:p>41.8536255</text:p>
          </table:table-cell>
          <table:table-cell office:value-type="float" office:value="-87.631054000000006" table:style-name="ce1">
            <text:p>-87.631054</text:p>
          </table:table-cell>
          <table:table-cell office:value-type="string" table:style-name="ce2">
            <text:p>Cermak-Chinatow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924678447" table:style-name="ce1">
            <text:p>924678447</text:p>
          </table:table-cell>
          <table:table-cell office:value-type="float" office:value="41.895977799999997" table:style-name="ce1">
            <text:p>41.8959778</text:p>
          </table:table-cell>
          <table:table-cell office:value-type="float" office:value="-87.635669899999996" table:style-name="ce1">
            <text:p>-87.6356699</text:p>
          </table:table-cell>
          <table:table-cell office:value-type="string" table:style-name="ce2">
            <text:p>Chicago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894033187" table:style-name="ce1">
            <text:p>1894033187</text:p>
          </table:table-cell>
          <table:table-cell office:value-type="float" office:value="41.896652899999999" table:style-name="ce1">
            <text:p>41.8966529</text:p>
          </table:table-cell>
          <table:table-cell office:value-type="float" office:value="-87.628153299999994" table:style-name="ce1">
            <text:p>-87.6281533</text:p>
          </table:table-cell>
          <table:table-cell office:value-type="string" table:style-name="ce2">
            <text:p>Chicago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12967763" table:style-name="ce1">
            <text:p>2012967763</text:p>
          </table:table-cell>
          <table:table-cell office:value-type="float" office:value="41.8959762" table:style-name="ce1">
            <text:p>41.8959762</text:p>
          </table:table-cell>
          <table:table-cell office:value-type="float" office:value="-87.635706099999993" table:style-name="ce1">
            <text:p>-87.6357061</text:p>
          </table:table-cell>
          <table:table-cell office:value-type="string" table:style-name="ce2">
            <text:p>Chicago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944238" table:style-name="ce1">
            <text:p>258944238</text:p>
          </table:table-cell>
          <table:table-cell office:value-type="float" office:value="41.851955099999998" table:style-name="ce1">
            <text:p>41.8519551</text:p>
          </table:table-cell>
          <table:table-cell office:value-type="float" office:value="-87.745611499999995" table:style-name="ce1">
            <text:p>-87.7456115</text:p>
          </table:table-cell>
          <table:table-cell office:value-type="string" table:style-name="ce2">
            <text:p>Cicero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497436468" table:style-name="ce1">
            <text:p>497436468</text:p>
          </table:table-cell>
          <table:table-cell office:value-type="float" office:value="41.886511800000001" table:style-name="ce1">
            <text:p>41.8865118</text:p>
          </table:table-cell>
          <table:table-cell office:value-type="float" office:value="-87.744559600000002" table:style-name="ce1">
            <text:p>-87.7445596</text:p>
          </table:table-cell>
          <table:table-cell office:value-type="string" table:style-name="ce2">
            <text:p>Cicero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43012974" table:style-name="ce1">
            <text:p>2043012974</text:p>
          </table:table-cell>
          <table:table-cell office:value-type="float" office:value="41.886573900000002" table:style-name="ce1">
            <text:p>41.8865739</text:p>
          </table:table-cell>
          <table:table-cell office:value-type="float" office:value="-87.744556500000002" table:style-name="ce1">
            <text:p>-87.7445565</text:p>
          </table:table-cell>
          <table:table-cell office:value-type="string" table:style-name="ce2">
            <text:p>Cicero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43012982" table:style-name="ce1">
            <text:p>2043012982</text:p>
          </table:table-cell>
          <table:table-cell office:value-type="float" office:value="41.8865719" table:style-name="ce1">
            <text:p>41.8865719</text:p>
          </table:table-cell>
          <table:table-cell office:value-type="float" office:value="-87.745132499999997" table:style-name="ce1">
            <text:p>-87.7451325</text:p>
          </table:table-cell>
          <table:table-cell office:value-type="string" table:style-name="ce2">
            <text:p>Cicero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74824268" table:style-name="ce1">
            <text:p>2074824268</text:p>
          </table:table-cell>
          <table:table-cell office:value-type="float" office:value="41.871560600000002" table:style-name="ce1">
            <text:p>41.8715606</text:p>
          </table:table-cell>
          <table:table-cell office:value-type="float" office:value="-87.747162200000005" table:style-name="ce1">
            <text:p>-87.7471622</text:p>
          </table:table-cell>
          <table:table-cell office:value-type="string" table:style-name="ce2">
            <text:p>Cicero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74824281" table:style-name="ce1">
            <text:p>2074824281</text:p>
          </table:table-cell>
          <table:table-cell office:value-type="float" office:value="41.871621500000003" table:style-name="ce1">
            <text:p>41.8716215</text:p>
          </table:table-cell>
          <table:table-cell office:value-type="float" office:value="-87.747167399999995" table:style-name="ce1">
            <text:p>-87.7471674</text:p>
          </table:table-cell>
          <table:table-cell office:value-type="string" table:style-name="ce2">
            <text:p>Cicero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0123166" table:style-name="ce1">
            <text:p>2080123166</text:p>
          </table:table-cell>
          <table:table-cell office:value-type="float" office:value="41.8518659" table:style-name="ce1">
            <text:p>41.8518659</text:p>
          </table:table-cell>
          <table:table-cell office:value-type="float" office:value="-87.745618500000006" table:style-name="ce1">
            <text:p>-87.7456185</text:p>
          </table:table-cell>
          <table:table-cell office:value-type="string" table:style-name="ce2">
            <text:p>Cicero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0123172" table:style-name="ce1">
            <text:p>2080123172</text:p>
          </table:table-cell>
          <table:table-cell office:value-type="float" office:value="41.851908700000003" table:style-name="ce1">
            <text:p>41.8519087</text:p>
          </table:table-cell>
          <table:table-cell office:value-type="float" office:value="-87.745597599999996" table:style-name="ce1">
            <text:p>-87.7455976</text:p>
          </table:table-cell>
          <table:table-cell office:value-type="string" table:style-name="ce2">
            <text:p>Cicero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58940066" table:style-name="ce1">
            <text:p>258940066</text:p>
          </table:table-cell>
          <table:table-cell office:value-type="float" office:value="41.885741299999999" table:style-name="ce1">
            <text:p>41.8857413</text:p>
          </table:table-cell>
          <table:table-cell office:value-type="float" office:value="-87.631033099999996" table:style-name="ce1">
            <text:p>-87.6310331</text:p>
          </table:table-cell>
          <table:table-cell office:value-type="string" table:style-name="ce2">
            <text:p>Clark/Lake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15352819" table:style-name="ce1">
            <text:p>2015352819</text:p>
          </table:table-cell>
          <table:table-cell office:value-type="float" office:value="41.8857225" table:style-name="ce1">
            <text:p>41.8857225</text:p>
          </table:table-cell>
          <table:table-cell office:value-type="float" office:value="-87.631360200000003" table:style-name="ce1">
            <text:p>-87.6313602</text:p>
          </table:table-cell>
          <table:table-cell office:value-type="string" table:style-name="ce2">
            <text:p>Clark/Lak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5352823" table:style-name="ce1">
            <text:p>2015352823</text:p>
          </table:table-cell>
          <table:table-cell office:value-type="float" office:value="41.885755500000002" table:style-name="ce1">
            <text:p>41.8857555</text:p>
          </table:table-cell>
          <table:table-cell office:value-type="float" office:value="-87.631357499999993" table:style-name="ce1">
            <text:p>-87.6313575</text:p>
          </table:table-cell>
          <table:table-cell office:value-type="string" table:style-name="ce2">
            <text:p>Clark/Lak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6638542" table:style-name="ce1">
            <text:p>736638542</text:p>
          </table:table-cell>
          <table:table-cell office:value-type="float" office:value="41.885699500000001" table:style-name="ce1">
            <text:p>41.8856995</text:p>
          </table:table-cell>
          <table:table-cell office:value-type="float" office:value="-87.641820699999997" table:style-name="ce1">
            <text:p>-87.6418207</text:p>
          </table:table-cell>
          <table:table-cell office:value-type="string" table:style-name="ce2">
            <text:p>Clinto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42025605" table:style-name="ce1">
            <text:p>2042025605</text:p>
          </table:table-cell>
          <table:table-cell office:value-type="float" office:value="41.885733500000001" table:style-name="ce1">
            <text:p>41.8857335</text:p>
          </table:table-cell>
          <table:table-cell office:value-type="float" office:value="-87.641823599999995" table:style-name="ce1">
            <text:p>-87.6418236</text:p>
          </table:table-cell>
          <table:table-cell office:value-type="string" table:style-name="ce2">
            <text:p>Clinto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497437065" table:style-name="ce1">
            <text:p>497437065</text:p>
          </table:table-cell>
          <table:table-cell office:value-type="float" office:value="41.884924900000001" table:style-name="ce1">
            <text:p>41.8849249</text:p>
          </table:table-cell>
          <table:table-cell office:value-type="float" office:value="-87.716584400000002" table:style-name="ce1">
            <text:p>-87.7165844</text:p>
          </table:table-cell>
          <table:table-cell office:value-type="string" table:style-name="ce2">
            <text:p>Conservatory-Central Park Driv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925444985" table:style-name="ce1">
            <text:p>1925444985</text:p>
          </table:table-cell>
          <table:table-cell office:value-type="float" office:value="41.884980900000002" table:style-name="ce1">
            <text:p>41.8849809</text:p>
          </table:table-cell>
          <table:table-cell office:value-type="float" office:value="-87.716578600000005" table:style-name="ce1">
            <text:p>-87.7165786</text:p>
          </table:table-cell>
          <table:table-cell office:value-type="string" table:style-name="ce2">
            <text:p>Conservatory-Central Park Driv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06931173" table:style-name="ce1">
            <text:p>706931173</text:p>
          </table:table-cell>
          <table:table-cell office:value-type="float" office:value="41.780418099999999" table:style-name="ce1">
            <text:p>41.7804181</text:p>
          </table:table-cell>
          <table:table-cell office:value-type="float" office:value="-87.605921199999997" table:style-name="ce1">
            <text:p>-87.6059212</text:p>
          </table:table-cell>
          <table:table-cell office:value-type="string" table:style-name="ce2">
            <text:p>Cottage Grove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1291153198" table:style-name="ce1">
            <text:p>1291153198</text:p>
          </table:table-cell>
          <table:table-cell office:value-type="float" office:value="41.780377799999997" table:style-name="ce1">
            <text:p>41.7803778</text:p>
          </table:table-cell>
          <table:table-cell office:value-type="float" office:value="-87.605971800000006" table:style-name="ce1">
            <text:p>-87.6059718</text:p>
          </table:table-cell>
          <table:table-cell office:value-type="string" table:style-name="ce2">
            <text:p>Cottage Grov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39152472" table:style-name="ce1">
            <text:p>2039152472</text:p>
          </table:table-cell>
          <table:table-cell office:value-type="float" office:value="41.780435699999998" table:style-name="ce1">
            <text:p>41.7804357</text:p>
          </table:table-cell>
          <table:table-cell office:value-type="float" office:value="-87.605972899999998" table:style-name="ce1">
            <text:p>-87.6059729</text:p>
          </table:table-cell>
          <table:table-cell office:value-type="string" table:style-name="ce2">
            <text:p>Cottage Grov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63826095" table:style-name="ce1">
            <text:p>263826095</text:p>
          </table:table-cell>
          <table:table-cell office:value-type="float" office:value="41.984265499999999" table:style-name="ce1">
            <text:p>41.9842655</text:p>
          </table:table-cell>
          <table:table-cell office:value-type="float" office:value="-87.837856799999997" table:style-name="ce1">
            <text:p>-87.8378568</text:p>
          </table:table-cell>
          <table:table-cell office:value-type="string" table:style-name="ce2">
            <text:p>Cumberlan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8620947" table:style-name="ce1">
            <text:p>2088620947</text:p>
          </table:table-cell>
          <table:table-cell office:value-type="float" office:value="41.984240200000002" table:style-name="ce1">
            <text:p>41.9842402</text:p>
          </table:table-cell>
          <table:table-cell office:value-type="float" office:value="-87.839052899999999" table:style-name="ce1">
            <text:p>-87.8390529</text:p>
          </table:table-cell>
          <table:table-cell office:value-type="string" table:style-name="ce2">
            <text:p>Cumberland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88620951" table:style-name="ce1">
            <text:p>2088620951</text:p>
          </table:table-cell>
          <table:table-cell office:value-type="float" office:value="41.984343699999997" table:style-name="ce1">
            <text:p>41.9843437</text:p>
          </table:table-cell>
          <table:table-cell office:value-type="float" office:value="-87.837863799999994" table:style-name="ce1">
            <text:p>-87.8378638</text:p>
          </table:table-cell>
          <table:table-cell office:value-type="string" table:style-name="ce2">
            <text:p>Cumberlan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2683138" table:style-name="ce1">
            <text:p>252683138</text:p>
          </table:table-cell>
          <table:table-cell office:value-type="float" office:value="41.966385899999999" table:style-name="ce1">
            <text:p>41.9663859</text:p>
          </table:table-cell>
          <table:table-cell office:value-type="float" office:value="-87.678840899999997" table:style-name="ce1">
            <text:p>-87.6788409</text:p>
          </table:table-cell>
          <table:table-cell office:value-type="string" table:style-name="ce2">
            <text:p>Dame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944298" table:style-name="ce1">
            <text:p>258944298</text:p>
          </table:table-cell>
          <table:table-cell office:value-type="float" office:value="41.8545357" table:style-name="ce1">
            <text:p>41.8545357</text:p>
          </table:table-cell>
          <table:table-cell office:value-type="float" office:value="-87.676801800000007" table:style-name="ce1">
            <text:p>-87.6768018</text:p>
          </table:table-cell>
          <table:table-cell office:value-type="string" table:style-name="ce2">
            <text:p>Dame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6035840" table:style-name="ce1">
            <text:p>736035840</text:p>
          </table:table-cell>
          <table:table-cell office:value-type="float" office:value="41.909877799999997" table:style-name="ce1">
            <text:p>41.9098778</text:p>
          </table:table-cell>
          <table:table-cell office:value-type="float" office:value="-87.677660900000006" table:style-name="ce1">
            <text:p>-87.6776609</text:p>
          </table:table-cell>
          <table:table-cell office:value-type="string" table:style-name="ce2">
            <text:p>Dame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435427483" table:style-name="ce1">
            <text:p>1435427483</text:p>
          </table:table-cell>
          <table:table-cell office:value-type="float" office:value="41.966415300000001" table:style-name="ce1">
            <text:p>41.9664153</text:p>
          </table:table-cell>
          <table:table-cell office:value-type="float" office:value="-87.678843299999997" table:style-name="ce1">
            <text:p>-87.6788433</text:p>
          </table:table-cell>
          <table:table-cell office:value-type="string" table:style-name="ce2">
            <text:p>Dame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756701028" table:style-name="ce1">
            <text:p>1756701028</text:p>
          </table:table-cell>
          <table:table-cell office:value-type="float" office:value="41.961458899999997" table:style-name="ce1">
            <text:p>41.9614589</text:p>
          </table:table-cell>
          <table:table-cell office:value-type="float" office:value="-87.679153600000006" table:style-name="ce1">
            <text:p>-87.6791536</text:p>
          </table:table-cell>
          <table:table-cell office:value-type="string" table:style-name="ce2">
            <text:p>Damen</text:p>
          </table:table-cell>
          <table:table-cell office:value-type="string" table:style-name="ce2">
            <text:p>stop_posi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1756701031" table:style-name="ce1">
            <text:p>1756701031</text:p>
          </table:table-cell>
          <table:table-cell office:value-type="float" office:value="41.961463100000003" table:style-name="ce1">
            <text:p>41.9614631</text:p>
          </table:table-cell>
          <table:table-cell office:value-type="float" office:value="-87.678752500000002" table:style-name="ce1">
            <text:p>-87.6787525</text:p>
          </table:table-cell>
          <table:table-cell office:value-type="string" table:style-name="ce2">
            <text:p>Damen</text:p>
          </table:table-cell>
          <table:table-cell office:value-type="string" table:style-name="ce2">
            <text:p>stop_posi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80123175" table:style-name="ce1">
            <text:p>2080123175</text:p>
          </table:table-cell>
          <table:table-cell office:value-type="float" office:value="41.854455600000001" table:style-name="ce1">
            <text:p>41.8544556</text:p>
          </table:table-cell>
          <table:table-cell office:value-type="float" office:value="-87.676797300000004" table:style-name="ce1">
            <text:p>-87.6767973</text:p>
          </table:table-cell>
          <table:table-cell office:value-type="string" table:style-name="ce2">
            <text:p>Dame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90176565" table:style-name="ce1">
            <text:p>2090176565</text:p>
          </table:table-cell>
          <table:table-cell office:value-type="float" office:value="41.9098732" table:style-name="ce1">
            <text:p>41.9098732</text:p>
          </table:table-cell>
          <table:table-cell office:value-type="float" office:value="-87.677620200000007" table:style-name="ce1">
            <text:p>-87.6776202</text:p>
          </table:table-cell>
          <table:table-cell office:value-type="string" table:style-name="ce2">
            <text:p>Damen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90176575" table:style-name="ce1">
            <text:p>2090176575</text:p>
          </table:table-cell>
          <table:table-cell office:value-type="float" office:value="41.909898900000002" table:style-name="ce1">
            <text:p>41.9098989</text:p>
          </table:table-cell>
          <table:table-cell office:value-type="float" office:value="-87.677633799999995" table:style-name="ce1">
            <text:p>-87.6776338</text:p>
          </table:table-cell>
          <table:table-cell office:value-type="string" table:style-name="ce2">
            <text:p>Dame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49656728" table:style-name="ce1">
            <text:p>249656728</text:p>
          </table:table-cell>
          <table:table-cell office:value-type="float" office:value="42.0478722" table:style-name="ce1">
            <text:p>42.0478722</text:p>
          </table:table-cell>
          <table:table-cell office:value-type="float" office:value="-87.683673200000001" table:style-name="ce1">
            <text:p>-87.6836732</text:p>
          </table:table-cell>
          <table:table-cell office:value-type="string" table:style-name="ce2">
            <text:p>Davis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92506200" table:style-name="ce1">
            <text:p>2092506200</text:p>
          </table:table-cell>
          <table:table-cell office:value-type="float" office:value="42.047857700000002" table:style-name="ce1">
            <text:p>42.0478577</text:p>
          </table:table-cell>
          <table:table-cell office:value-type="float" office:value="-87.683596699999995" table:style-name="ce1">
            <text:p>-87.6835967</text:p>
          </table:table-cell>
          <table:table-cell office:value-type="string" table:style-name="ce2">
            <text:p>Davis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92506201" table:style-name="ce1">
            <text:p>2092506201</text:p>
          </table:table-cell>
          <table:table-cell office:value-type="float" office:value="42.047874499999999" table:style-name="ce1">
            <text:p>42.0478745</text:p>
          </table:table-cell>
          <table:table-cell office:value-type="float" office:value="-87.683728900000006" table:style-name="ce1">
            <text:p>-87.6837289</text:p>
          </table:table-cell>
          <table:table-cell office:value-type="string" table:style-name="ce2">
            <text:p>Davis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49656734" table:style-name="ce1">
            <text:p>249656734</text:p>
          </table:table-cell>
          <table:table-cell office:value-type="float" office:value="42.041644099999999" table:style-name="ce1">
            <text:p>42.0416441</text:p>
          </table:table-cell>
          <table:table-cell office:value-type="float" office:value="-87.681710100000004" table:style-name="ce1">
            <text:p>-87.6817101</text:p>
          </table:table-cell>
          <table:table-cell office:value-type="string" table:style-name="ce2">
            <text:p>Dempster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92510482" table:style-name="ce1">
            <text:p>2092510482</text:p>
          </table:table-cell>
          <table:table-cell office:value-type="float" office:value="42.041637299999998" table:style-name="ce1">
            <text:p>42.0416373</text:p>
          </table:table-cell>
          <table:table-cell office:value-type="float" office:value="-87.681756899999996" table:style-name="ce1">
            <text:p>-87.6817569</text:p>
          </table:table-cell>
          <table:table-cell office:value-type="string" table:style-name="ce2">
            <text:p>Dempster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4816101" table:style-name="ce1">
            <text:p>734816101</text:p>
          </table:table-cell>
          <table:table-cell office:value-type="float" office:value="42.039061199999999" table:style-name="ce1">
            <text:p>42.0390612</text:p>
          </table:table-cell>
          <table:table-cell office:value-type="float" office:value="-87.752031900000006" table:style-name="ce1">
            <text:p>-87.7520319</text:p>
          </table:table-cell>
          <table:table-cell office:value-type="string" table:style-name="ce2">
            <text:p>Dempster-Skoki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52893600" table:style-name="ce1">
            <text:p>2052893600</text:p>
          </table:table-cell>
          <table:table-cell office:value-type="float" office:value="42.039050600000003" table:style-name="ce1">
            <text:p>42.0390506</text:p>
          </table:table-cell>
          <table:table-cell office:value-type="float" office:value="-87.752081799999999" table:style-name="ce1">
            <text:p>-87.7520818</text:p>
          </table:table-cell>
          <table:table-cell office:value-type="string" table:style-name="ce2">
            <text:p>Dempster-Skoki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04713101" table:style-name="ce1">
            <text:p>2004713101</text:p>
          </table:table-cell>
          <table:table-cell office:value-type="float" office:value="41.932565400000001" table:style-name="ce1">
            <text:p>41.9325654</text:p>
          </table:table-cell>
          <table:table-cell office:value-type="float" office:value="-87.653061899999997" table:style-name="ce1">
            <text:p>-87.6530619</text:p>
          </table:table-cell>
          <table:table-cell office:value-type="string" table:style-name="ce2">
            <text:p>Diversey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04713106" table:style-name="ce1">
            <text:p>2004713106</text:p>
          </table:table-cell>
          <table:table-cell office:value-type="float" office:value="41.9325653" table:style-name="ce1">
            <text:p>41.9325653</text:p>
          </table:table-cell>
          <table:table-cell office:value-type="float" office:value="-87.653178699999998" table:style-name="ce1">
            <text:p>-87.6531787</text:p>
          </table:table-cell>
          <table:table-cell office:value-type="string" table:style-name="ce2">
            <text:p>Diversey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6035820" table:style-name="ce1">
            <text:p>736035820</text:p>
          </table:table-cell>
          <table:table-cell office:value-type="float" office:value="41.903562299999997" table:style-name="ce1">
            <text:p>41.9035623</text:p>
          </table:table-cell>
          <table:table-cell office:value-type="float" office:value="-87.667179599999997" table:style-name="ce1">
            <text:p>-87.6671796</text:p>
          </table:table-cell>
          <table:table-cell office:value-type="string" table:style-name="ce2">
            <text:p>Divisio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389087653" table:style-name="ce1">
            <text:p>2389087653</text:p>
          </table:table-cell>
          <table:table-cell office:value-type="float" office:value="41.903519000000003" table:style-name="ce1">
            <text:p>41.903519</text:p>
          </table:table-cell>
          <table:table-cell office:value-type="float" office:value="-87.667211100000003" table:style-name="ce1">
            <text:p>-87.6672111</text:p>
          </table:table-cell>
          <table:table-cell office:value-type="string" table:style-name="ce2">
            <text:p>Divisio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74783182" table:style-name="ce1">
            <text:p>2074783182</text:p>
          </table:table-cell>
          <table:table-cell office:value-type="float" office:value="41.874315899999999" table:style-name="ce1">
            <text:p>41.8743159</text:p>
          </table:table-cell>
          <table:table-cell office:value-type="float" office:value="-87.816742399999995" table:style-name="ce1">
            <text:p>-87.8167424</text:p>
          </table:table-cell>
          <table:table-cell office:value-type="string" table:style-name="ce2">
            <text:p>Forest Park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74783191" table:style-name="ce1">
            <text:p>2074783191</text:p>
          </table:table-cell>
          <table:table-cell office:value-type="float" office:value="41.874222699999997" table:style-name="ce1">
            <text:p>41.8742227</text:p>
          </table:table-cell>
          <table:table-cell office:value-type="float" office:value="-87.816754599999996" table:style-name="ce1">
            <text:p>-87.8167546</text:p>
          </table:table-cell>
          <table:table-cell office:value-type="string" table:style-name="ce2">
            <text:p>Forest Park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49656722" table:style-name="ce1">
            <text:p>249656722</text:p>
          </table:table-cell>
          <table:table-cell office:value-type="float" office:value="42.054070199999998" table:style-name="ce1">
            <text:p>42.0540702</text:p>
          </table:table-cell>
          <table:table-cell office:value-type="float" office:value="-87.683625899999996" table:style-name="ce1">
            <text:p>-87.6836259</text:p>
          </table:table-cell>
          <table:table-cell office:value-type="string" table:style-name="ce2">
            <text:p>Foster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91746898" table:style-name="ce1">
            <text:p>2091746898</text:p>
          </table:table-cell>
          <table:table-cell office:value-type="float" office:value="42.053913299999998" table:style-name="ce1">
            <text:p>42.0539133</text:p>
          </table:table-cell>
          <table:table-cell office:value-type="float" office:value="-87.683676399999996" table:style-name="ce1">
            <text:p>-87.6836764</text:p>
          </table:table-cell>
          <table:table-cell office:value-type="string" table:style-name="ce2">
            <text:p>Foster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91746899" table:style-name="ce1">
            <text:p>2091746899</text:p>
          </table:table-cell>
          <table:table-cell office:value-type="float" office:value="42.054069699999999" table:style-name="ce1">
            <text:p>42.0540697</text:p>
          </table:table-cell>
          <table:table-cell office:value-type="float" office:value="-87.683713499999996" table:style-name="ce1">
            <text:p>-87.6837135</text:p>
          </table:table-cell>
          <table:table-cell office:value-type="string" table:style-name="ce2">
            <text:p>Foster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432732157" table:style-name="ce1">
            <text:p>1432732157</text:p>
          </table:table-cell>
          <table:table-cell office:value-type="float" office:value="41.966118700000003" table:style-name="ce1">
            <text:p>41.9661187</text:p>
          </table:table-cell>
          <table:table-cell office:value-type="float" office:value="-87.702213200000003" table:style-name="ce1">
            <text:p>-87.7022132</text:p>
          </table:table-cell>
          <table:table-cell office:value-type="string" table:style-name="ce2">
            <text:p>Francisco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432732160" table:style-name="ce1">
            <text:p>1432732160</text:p>
          </table:table-cell>
          <table:table-cell office:value-type="float" office:value="41.966188099999997" table:style-name="ce1">
            <text:p>41.9661881</text:p>
          </table:table-cell>
          <table:table-cell office:value-type="float" office:value="-87.702210500000007" table:style-name="ce1">
            <text:p>-87.7022105</text:p>
          </table:table-cell>
          <table:table-cell office:value-type="string" table:style-name="ce2">
            <text:p>Francisco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2549082" table:style-name="ce1">
            <text:p>2012549082</text:p>
          </table:table-cell>
          <table:table-cell office:value-type="float" office:value="41.925154399999997" table:style-name="ce1">
            <text:p>41.9251544</text:p>
          </table:table-cell>
          <table:table-cell office:value-type="float" office:value="-87.652949899999996" table:style-name="ce1">
            <text:p>-87.6529499</text:p>
          </table:table-cell>
          <table:table-cell office:value-type="string" table:style-name="ce2">
            <text:p>Fullerto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2549083" table:style-name="ce1">
            <text:p>2012549083</text:p>
          </table:table-cell>
          <table:table-cell office:value-type="float" office:value="41.925162299999997" table:style-name="ce1">
            <text:p>41.9251623</text:p>
          </table:table-cell>
          <table:table-cell office:value-type="float" office:value="-87.652676999999997" table:style-name="ce1">
            <text:p>-87.652677</text:p>
          </table:table-cell>
          <table:table-cell office:value-type="string" table:style-name="ce2">
            <text:p>Fullerto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910818" table:style-name="ce1">
            <text:p>2023910818</text:p>
          </table:table-cell>
          <table:table-cell office:value-type="float" office:value="41.925162999999998" table:style-name="ce1">
            <text:p>41.925163</text:p>
          </table:table-cell>
          <table:table-cell office:value-type="float" office:value="-87.652829699999998" table:style-name="ce1">
            <text:p>-87.6528297</text:p>
          </table:table-cell>
          <table:table-cell office:value-type="string" table:style-name="ce2">
            <text:p>Fullerto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910819" table:style-name="ce1">
            <text:p>2023910819</text:p>
          </table:table-cell>
          <table:table-cell office:value-type="float" office:value="41.925162899999997" table:style-name="ce1">
            <text:p>41.9251629</text:p>
          </table:table-cell>
          <table:table-cell office:value-type="float" office:value="-87.652788000000001" table:style-name="ce1">
            <text:p>-87.652788</text:p>
          </table:table-cell>
          <table:table-cell office:value-type="string" table:style-name="ce2">
            <text:p>Fullerto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901720" table:style-name="ce1">
            <text:p>2023901720</text:p>
          </table:table-cell>
          <table:table-cell office:value-type="float" office:value="41.7954942" table:style-name="ce1">
            <text:p>41.7954942</text:p>
          </table:table-cell>
          <table:table-cell office:value-type="float" office:value="-87.631145500000002" table:style-name="ce1">
            <text:p>-87.6311455</text:p>
          </table:table-cell>
          <table:table-cell office:value-type="string" table:style-name="ce2">
            <text:p>Garfiel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901722" table:style-name="ce1">
            <text:p>2023901722</text:p>
          </table:table-cell>
          <table:table-cell office:value-type="float" office:value="41.795489500000002" table:style-name="ce1">
            <text:p>41.7954895</text:p>
          </table:table-cell>
          <table:table-cell office:value-type="float" office:value="-87.631258299999999" table:style-name="ce1">
            <text:p>-87.6312583</text:p>
          </table:table-cell>
          <table:table-cell office:value-type="string" table:style-name="ce2">
            <text:p>Garfiel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40180352" table:style-name="ce1">
            <text:p>2040180352</text:p>
          </table:table-cell>
          <table:table-cell office:value-type="float" office:value="41.795324000000001" table:style-name="ce1">
            <text:p>41.795324</text:p>
          </table:table-cell>
          <table:table-cell office:value-type="float" office:value="-87.618376100000006" table:style-name="ce1">
            <text:p>-87.6183761</text:p>
          </table:table-cell>
          <table:table-cell office:value-type="string" table:style-name="ce2">
            <text:p>Garfiel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40180359" table:style-name="ce1">
            <text:p>2040180359</text:p>
          </table:table-cell>
          <table:table-cell office:value-type="float" office:value="41.795324000000001" table:style-name="ce1">
            <text:p>41.795324</text:p>
          </table:table-cell>
          <table:table-cell office:value-type="float" office:value="-87.618332600000002" table:style-name="ce1">
            <text:p>-87.6183326</text:p>
          </table:table-cell>
          <table:table-cell office:value-type="string" table:style-name="ce2">
            <text:p>Garfiel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2160093" table:style-name="ce1">
            <text:p>2022160093</text:p>
          </table:table-cell>
          <table:table-cell office:value-type="float" office:value="41.993749200000003" table:style-name="ce1">
            <text:p>41.9937492</text:p>
          </table:table-cell>
          <table:table-cell office:value-type="float" office:value="-87.659205299999996" table:style-name="ce1">
            <text:p>-87.6592053</text:p>
          </table:table-cell>
          <table:table-cell office:value-type="string" table:style-name="ce2">
            <text:p>Granvill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183680" table:style-name="ce1">
            <text:p>2023183680</text:p>
          </table:table-cell>
          <table:table-cell office:value-type="float" office:value="41.994385100000002" table:style-name="ce1">
            <text:p>41.9943851</text:p>
          </table:table-cell>
          <table:table-cell office:value-type="float" office:value="-87.659182700000002" table:style-name="ce1">
            <text:p>-87.6591827</text:p>
          </table:table-cell>
          <table:table-cell office:value-type="string" table:style-name="ce2">
            <text:p>Granville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23183682" table:style-name="ce1">
            <text:p>2023183682</text:p>
          </table:table-cell>
          <table:table-cell office:value-type="float" office:value="41.993752200000003" table:style-name="ce1">
            <text:p>41.9937522</text:p>
          </table:table-cell>
          <table:table-cell office:value-type="float" office:value="-87.659117300000005" table:style-name="ce1">
            <text:p>-87.6591173</text:p>
          </table:table-cell>
          <table:table-cell office:value-type="string" table:style-name="ce2">
            <text:p>Granvill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8165289" table:style-name="ce1">
            <text:p>738165289</text:p>
          </table:table-cell>
          <table:table-cell office:value-type="float" office:value="41.846943199999998" table:style-name="ce1">
            <text:p>41.8469432</text:p>
          </table:table-cell>
          <table:table-cell office:value-type="float" office:value="-87.648163699999998" table:style-name="ce1">
            <text:p>-87.6481637</text:p>
          </table:table-cell>
          <table:table-cell office:value-type="string" table:style-name="ce2">
            <text:p>Halste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291153392" table:style-name="ce1">
            <text:p>1291153392</text:p>
          </table:table-cell>
          <table:table-cell office:value-type="float" office:value="41.779057600000002" table:style-name="ce1">
            <text:p>41.7790576</text:p>
          </table:table-cell>
          <table:table-cell office:value-type="float" office:value="-87.643776200000005" table:style-name="ce1">
            <text:p>-87.6437762</text:p>
          </table:table-cell>
          <table:table-cell office:value-type="string" table:style-name="ce2">
            <text:p>Halste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6981818" table:style-name="ce1">
            <text:p>2016981818</text:p>
          </table:table-cell>
          <table:table-cell office:value-type="float" office:value="41.846868200000003" table:style-name="ce1">
            <text:p>41.8468682</text:p>
          </table:table-cell>
          <table:table-cell office:value-type="float" office:value="-87.648088900000005" table:style-name="ce1">
            <text:p>-87.6480889</text:p>
          </table:table-cell>
          <table:table-cell office:value-type="string" table:style-name="ce2">
            <text:p>Halste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40102793" table:style-name="ce1">
            <text:p>2040102793</text:p>
          </table:table-cell>
          <table:table-cell office:value-type="float" office:value="41.779025799999999" table:style-name="ce1">
            <text:p>41.7790258</text:p>
          </table:table-cell>
          <table:table-cell office:value-type="float" office:value="-87.643783900000003" table:style-name="ce1">
            <text:p>-87.6437839</text:p>
          </table:table-cell>
          <table:table-cell office:value-type="string" table:style-name="ce2">
            <text:p>Halste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026027" table:style-name="ce1">
            <text:p>258026027</text:p>
          </table:table-cell>
          <table:table-cell office:value-type="float" office:value="41.8735067" table:style-name="ce1">
            <text:p>41.8735067</text:p>
          </table:table-cell>
          <table:table-cell office:value-type="float" office:value="-87.806873300000007" table:style-name="ce1">
            <text:p>-87.8068733</text:p>
          </table:table-cell>
          <table:table-cell office:value-type="string" table:style-name="ce2">
            <text:p>Harlem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66803588" table:style-name="ce1">
            <text:p>266803588</text:p>
          </table:table-cell>
          <table:table-cell office:value-type="float" office:value="41.982292399999999" table:style-name="ce1">
            <text:p>41.9822924</text:p>
          </table:table-cell>
          <table:table-cell office:value-type="float" office:value="-87.808869000000001" table:style-name="ce1">
            <text:p>-87.808869</text:p>
          </table:table-cell>
          <table:table-cell office:value-type="string" table:style-name="ce2">
            <text:p>Harlem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52014720" table:style-name="ce1">
            <text:p>2052014720</text:p>
          </table:table-cell>
          <table:table-cell office:value-type="float" office:value="41.873564399999999" table:style-name="ce1">
            <text:p>41.8735644</text:p>
          </table:table-cell>
          <table:table-cell office:value-type="float" office:value="-87.806867600000004" table:style-name="ce1">
            <text:p>-87.8068676</text:p>
          </table:table-cell>
          <table:table-cell office:value-type="string" table:style-name="ce2">
            <text:p>Harlem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8630556" table:style-name="ce1">
            <text:p>2088630556</text:p>
          </table:table-cell>
          <table:table-cell office:value-type="float" office:value="41.9823272" table:style-name="ce1">
            <text:p>41.9823272</text:p>
          </table:table-cell>
          <table:table-cell office:value-type="float" office:value="-87.807504100000003" table:style-name="ce1">
            <text:p>-87.8075041</text:p>
          </table:table-cell>
          <table:table-cell office:value-type="string" table:style-name="ce2">
            <text:p>Harlem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88630564" table:style-name="ce1">
            <text:p>2088630564</text:p>
          </table:table-cell>
          <table:table-cell office:value-type="float" office:value="41.982373099999997" table:style-name="ce1">
            <text:p>41.9823731</text:p>
          </table:table-cell>
          <table:table-cell office:value-type="float" office:value="-87.808866399999999" table:style-name="ce1">
            <text:p>-87.8088664</text:p>
          </table:table-cell>
          <table:table-cell office:value-type="string" table:style-name="ce2">
            <text:p>Harlem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945073" table:style-name="ce1">
            <text:p>258945073</text:p>
          </table:table-cell>
          <table:table-cell office:value-type="float" office:value="41.886833299999999" table:style-name="ce1">
            <text:p>41.8868333</text:p>
          </table:table-cell>
          <table:table-cell office:value-type="float" office:value="-87.804014100000003" table:style-name="ce1">
            <text:p>-87.8040141</text:p>
          </table:table-cell>
          <table:table-cell office:value-type="string" table:style-name="ce2">
            <text:p>Harlem/Lak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44344262" table:style-name="ce1">
            <text:p>2044344262</text:p>
          </table:table-cell>
          <table:table-cell office:value-type="float" office:value="41.886900300000001" table:style-name="ce1">
            <text:p>41.8869003</text:p>
          </table:table-cell>
          <table:table-cell office:value-type="float" office:value="-87.804013600000005" table:style-name="ce1">
            <text:p>-87.8040136</text:p>
          </table:table-cell>
          <table:table-cell office:value-type="string" table:style-name="ce2">
            <text:p>Harlem/Lak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6686433" table:style-name="ce1">
            <text:p>736686433</text:p>
          </table:table-cell>
          <table:table-cell office:value-type="float" office:value="41.876873799999998" table:style-name="ce1">
            <text:p>41.8768738</text:p>
          </table:table-cell>
          <table:table-cell office:value-type="float" office:value="-87.628864300000004" table:style-name="ce1">
            <text:p>-87.6288643</text:p>
          </table:table-cell>
          <table:table-cell office:value-type="string" table:style-name="ce2">
            <text:p>Harold Washington Library-State/Van Bure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6686706" table:style-name="ce1">
            <text:p>736686706</text:p>
          </table:table-cell>
          <table:table-cell office:value-type="float" office:value="41.876908200000003" table:style-name="ce1">
            <text:p>41.8769082</text:p>
          </table:table-cell>
          <table:table-cell office:value-type="float" office:value="-87.628873900000002" table:style-name="ce1">
            <text:p>-87.6288739</text:p>
          </table:table-cell>
          <table:table-cell office:value-type="string" table:style-name="ce2">
            <text:p>Harold Washington Library-State/Van Bure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294724" table:style-name="ce1">
            <text:p>258294724</text:p>
          </table:table-cell>
          <table:table-cell office:value-type="float" office:value="41.874539200000001" table:style-name="ce1">
            <text:p>41.8745392</text:p>
          </table:table-cell>
          <table:table-cell office:value-type="float" office:value="-87.627598800000001" table:style-name="ce1">
            <text:p>-87.6275988</text:p>
          </table:table-cell>
          <table:table-cell office:value-type="string" table:style-name="ce2">
            <text:p>Harrison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389154822" table:style-name="ce1">
            <text:p>389154822</text:p>
          </table:table-cell>
          <table:table-cell office:value-type="float" office:value="42.019078999999998" table:style-name="ce1">
            <text:p>42.019079</text:p>
          </table:table-cell>
          <table:table-cell office:value-type="float" office:value="-87.672945299999995" table:style-name="ce1">
            <text:p>-87.6729453</text:p>
          </table:table-cell>
          <table:table-cell office:value-type="string" table:style-name="ce2">
            <text:p>Howard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23151049" table:style-name="ce1">
            <text:p>2023151049</text:p>
          </table:table-cell>
          <table:table-cell office:value-type="float" office:value="42.019103000000001" table:style-name="ce1">
            <text:p>42.019103</text:p>
          </table:table-cell>
          <table:table-cell office:value-type="float" office:value="-87.672999000000004" table:style-name="ce1">
            <text:p>-87.672999</text:p>
          </table:table-cell>
          <table:table-cell office:value-type="string" table:style-name="ce2">
            <text:p>Howar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151055" table:style-name="ce1">
            <text:p>2023151055</text:p>
          </table:table-cell>
          <table:table-cell office:value-type="float" office:value="42.0190549" table:style-name="ce1">
            <text:p>42.0190549</text:p>
          </table:table-cell>
          <table:table-cell office:value-type="float" office:value="-87.673071800000002" table:style-name="ce1">
            <text:p>-87.6730718</text:p>
          </table:table-cell>
          <table:table-cell office:value-type="string" table:style-name="ce2">
            <text:p>Howar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151056" table:style-name="ce1">
            <text:p>2023151056</text:p>
          </table:table-cell>
          <table:table-cell office:value-type="float" office:value="42.019160800000002" table:style-name="ce1">
            <text:p>42.0191608</text:p>
          </table:table-cell>
          <table:table-cell office:value-type="float" office:value="-87.672892500000003" table:style-name="ce1">
            <text:p>-87.6728925</text:p>
          </table:table-cell>
          <table:table-cell office:value-type="string" table:style-name="ce2">
            <text:p>Howar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151067" table:style-name="ce1">
            <text:p>2023151067</text:p>
          </table:table-cell>
          <table:table-cell office:value-type="float" office:value="42.019120399999998" table:style-name="ce1">
            <text:p>42.0191204</text:p>
          </table:table-cell>
          <table:table-cell office:value-type="float" office:value="-87.672967700000001" table:style-name="ce1">
            <text:p>-87.6729677</text:p>
          </table:table-cell>
          <table:table-cell office:value-type="string" table:style-name="ce2">
            <text:p>Howar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6014811" table:style-name="ce1">
            <text:p>736014811</text:p>
          </table:table-cell>
          <table:table-cell office:value-type="float" office:value="41.875616100000002" table:style-name="ce1">
            <text:p>41.8756161</text:p>
          </table:table-cell>
          <table:table-cell office:value-type="float" office:value="-87.673102999999998" table:style-name="ce1">
            <text:p>-87.673103</text:p>
          </table:table-cell>
          <table:table-cell office:value-type="string" table:style-name="ce2">
            <text:p>Illinois Medical District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51982638" table:style-name="ce1">
            <text:p>2051982638</text:p>
          </table:table-cell>
          <table:table-cell office:value-type="float" office:value="41.8756913" table:style-name="ce1">
            <text:p>41.8756913</text:p>
          </table:table-cell>
          <table:table-cell office:value-type="float" office:value="-87.6731032" table:style-name="ce1">
            <text:p>-87.6731032</text:p>
          </table:table-cell>
          <table:table-cell office:value-type="string" table:style-name="ce2">
            <text:p>Illinois Medical District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40290139" table:style-name="ce1">
            <text:p>2040290139</text:p>
          </table:table-cell>
          <table:table-cell office:value-type="float" office:value="41.821812600000001" table:style-name="ce1">
            <text:p>41.8218126</text:p>
          </table:table-cell>
          <table:table-cell office:value-type="float" office:value="-87.621818200000007" table:style-name="ce1">
            <text:p>-87.6218182</text:p>
          </table:table-cell>
          <table:table-cell office:value-type="string" table:style-name="ce2">
            <text:p>Indiana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40290163" table:style-name="ce1">
            <text:p>2040290163</text:p>
          </table:table-cell>
          <table:table-cell office:value-type="float" office:value="41.821781100000003" table:style-name="ce1">
            <text:p>41.8217811</text:p>
          </table:table-cell>
          <table:table-cell office:value-type="float" office:value="-87.621815499999997" table:style-name="ce1">
            <text:p>-87.6218155</text:p>
          </table:table-cell>
          <table:table-cell office:value-type="string" table:style-name="ce2">
            <text:p>Indiana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2683125" table:style-name="ce1">
            <text:p>252683125</text:p>
          </table:table-cell>
          <table:table-cell office:value-type="float" office:value="41.954352700000001" table:style-name="ce1">
            <text:p>41.9543527</text:p>
          </table:table-cell>
          <table:table-cell office:value-type="float" office:value="-87.674969700000005" table:style-name="ce1">
            <text:p>-87.6749697</text:p>
          </table:table-cell>
          <table:table-cell office:value-type="string" table:style-name="ce2">
            <text:p>Irving Park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306084356" table:style-name="ce1">
            <text:p>306084356</text:p>
          </table:table-cell>
          <table:table-cell office:value-type="float" office:value="41.953318299999999" table:style-name="ce1">
            <text:p>41.9533183</text:p>
          </table:table-cell>
          <table:table-cell office:value-type="float" office:value="-87.729914100000002" table:style-name="ce1">
            <text:p>-87.7299141</text:p>
          </table:table-cell>
          <table:table-cell office:value-type="string" table:style-name="ce2">
            <text:p>Irving Park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282296206" table:style-name="ce1">
            <text:p>1282296206</text:p>
          </table:table-cell>
          <table:table-cell office:value-type="float" office:value="41.953357799999999" table:style-name="ce1">
            <text:p>41.9533578</text:p>
          </table:table-cell>
          <table:table-cell office:value-type="float" office:value="-87.729827099999994" table:style-name="ce1">
            <text:p>-87.7298271</text:p>
          </table:table-cell>
          <table:table-cell office:value-type="string" table:style-name="ce2">
            <text:p>Irving Park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291113642" table:style-name="ce1">
            <text:p>1291113642</text:p>
          </table:table-cell>
          <table:table-cell office:value-type="float" office:value="41.954351600000003" table:style-name="ce1">
            <text:p>41.9543516</text:p>
          </table:table-cell>
          <table:table-cell office:value-type="float" office:value="-87.674933199999998" table:style-name="ce1">
            <text:p>-87.6749332</text:p>
          </table:table-cell>
          <table:table-cell office:value-type="string" table:style-name="ce2">
            <text:p>Irving Park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8653982" table:style-name="ce1">
            <text:p>2088653982</text:p>
          </table:table-cell>
          <table:table-cell office:value-type="float" office:value="41.9533451" table:style-name="ce1">
            <text:p>41.9533451</text:p>
          </table:table-cell>
          <table:table-cell office:value-type="float" office:value="-87.729882399999994" table:style-name="ce1">
            <text:p>-87.7298824</text:p>
          </table:table-cell>
          <table:table-cell office:value-type="string" table:style-name="ce2">
            <text:p>Irving Park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58296742" table:style-name="ce1">
            <text:p>258296742</text:p>
          </table:table-cell>
          <table:table-cell office:value-type="float" office:value="41.878214" table:style-name="ce1">
            <text:p>41.878214</text:p>
          </table:table-cell>
          <table:table-cell office:value-type="float" office:value="-87.627690000000001" table:style-name="ce1">
            <text:p>-87.62769</text:p>
          </table:table-cell>
          <table:table-cell office:value-type="string" table:style-name="ce2">
            <text:p>Jackson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23164151" table:style-name="ce1">
            <text:p>2023164151</text:p>
          </table:table-cell>
          <table:table-cell office:value-type="float" office:value="42.015861700000002" table:style-name="ce1">
            <text:p>42.0158617</text:p>
          </table:table-cell>
          <table:table-cell office:value-type="float" office:value="-87.669162499999999" table:style-name="ce1">
            <text:p>-87.6691625</text:p>
          </table:table-cell>
          <table:table-cell office:value-type="string" table:style-name="ce2">
            <text:p>Jarvis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164153" table:style-name="ce1">
            <text:p>2023164153</text:p>
          </table:table-cell>
          <table:table-cell office:value-type="float" office:value="42.0159029" table:style-name="ce1">
            <text:p>42.0159029</text:p>
          </table:table-cell>
          <table:table-cell office:value-type="float" office:value="-87.669099099999997" table:style-name="ce1">
            <text:p>-87.6690991</text:p>
          </table:table-cell>
          <table:table-cell office:value-type="string" table:style-name="ce2">
            <text:p>Jarvis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166678698" table:style-name="ce1">
            <text:p>2166678698</text:p>
          </table:table-cell>
          <table:table-cell office:value-type="float" office:value="42.016001199999998" table:style-name="ce1">
            <text:p>42.0160012</text:p>
          </table:table-cell>
          <table:table-cell office:value-type="float" office:value="-87.669268000000002" table:style-name="ce1">
            <text:p>-87.669268</text:p>
          </table:table-cell>
          <table:table-cell office:value-type="string" table:style-name="ce2">
            <text:p>Jarvis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66656859" table:style-name="ce1">
            <text:p>266656859</text:p>
          </table:table-cell>
          <table:table-cell office:value-type="float" office:value="41.970613200000003" table:style-name="ce1">
            <text:p>41.9706132</text:p>
          </table:table-cell>
          <table:table-cell office:value-type="float" office:value="-87.760917300000003" table:style-name="ce1">
            <text:p>-87.7609173</text:p>
          </table:table-cell>
          <table:table-cell office:value-type="string" table:style-name="ce2">
            <text:p>Jefferson Park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8638856" table:style-name="ce1">
            <text:p>2088638856</text:p>
          </table:table-cell>
          <table:table-cell office:value-type="float" office:value="41.970694100000003" table:style-name="ce1">
            <text:p>41.9706941</text:p>
          </table:table-cell>
          <table:table-cell office:value-type="float" office:value="-87.760858400000004" table:style-name="ce1">
            <text:p>-87.7608584</text:p>
          </table:table-cell>
          <table:table-cell office:value-type="string" table:style-name="ce2">
            <text:p>Jefferson Park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8638857" table:style-name="ce1">
            <text:p>2088638857</text:p>
          </table:table-cell>
          <table:table-cell office:value-type="float" office:value="41.970781199999998" table:style-name="ce1">
            <text:p>41.9707812</text:p>
          </table:table-cell>
          <table:table-cell office:value-type="float" office:value="-87.761203800000004" table:style-name="ce1">
            <text:p>-87.7612038</text:p>
          </table:table-cell>
          <table:table-cell office:value-type="string" table:style-name="ce2">
            <text:p>Jefferson Park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7607230" table:style-name="ce1">
            <text:p>27607230</text:p>
          </table:table-cell>
          <table:table-cell office:value-type="float" office:value="41.804294800000001" table:style-name="ce1">
            <text:p>41.8042948</text:p>
          </table:table-cell>
          <table:table-cell office:value-type="float" office:value="-87.704361899999995" table:style-name="ce1">
            <text:p>-87.7043619</text:p>
          </table:table-cell>
          <table:table-cell office:value-type="string" table:style-name="ce2">
            <text:p>Kedzi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944303" table:style-name="ce1">
            <text:p>258944303</text:p>
          </table:table-cell>
          <table:table-cell office:value-type="float" office:value="41.8541965" table:style-name="ce1">
            <text:p>41.8541965</text:p>
          </table:table-cell>
          <table:table-cell office:value-type="float" office:value="-87.705741399999994" table:style-name="ce1">
            <text:p>-87.7057414</text:p>
          </table:table-cell>
          <table:table-cell office:value-type="string" table:style-name="ce2">
            <text:p>Kedzi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945084" table:style-name="ce1">
            <text:p>258945084</text:p>
          </table:table-cell>
          <table:table-cell office:value-type="float" office:value="41.884330499999997" table:style-name="ce1">
            <text:p>41.8843305</text:p>
          </table:table-cell>
          <table:table-cell office:value-type="float" office:value="-87.706241700000007" table:style-name="ce1">
            <text:p>-87.7062417</text:p>
          </table:table-cell>
          <table:table-cell office:value-type="string" table:style-name="ce2">
            <text:p>Kedzi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280923905" table:style-name="ce1">
            <text:p>1280923905</text:p>
          </table:table-cell>
          <table:table-cell office:value-type="float" office:value="41.854091400000001" table:style-name="ce1">
            <text:p>41.8540914</text:p>
          </table:table-cell>
          <table:table-cell office:value-type="float" office:value="-87.705738400000001" table:style-name="ce1">
            <text:p>-87.7057384</text:p>
          </table:table-cell>
          <table:table-cell office:value-type="string" table:style-name="ce2">
            <text:p>Kedzi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280939559" table:style-name="ce1">
            <text:p>1280939559</text:p>
          </table:table-cell>
          <table:table-cell office:value-type="float" office:value="41.804402699999997" table:style-name="ce1">
            <text:p>41.8044027</text:p>
          </table:table-cell>
          <table:table-cell office:value-type="float" office:value="-87.704367199999993" table:style-name="ce1">
            <text:p>-87.7043672</text:p>
          </table:table-cell>
          <table:table-cell office:value-type="string" table:style-name="ce2">
            <text:p>Kedzi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432726747" table:style-name="ce1">
            <text:p>1432726747</text:p>
          </table:table-cell>
          <table:table-cell office:value-type="float" office:value="41.966128500000003" table:style-name="ce1">
            <text:p>41.9661285</text:p>
          </table:table-cell>
          <table:table-cell office:value-type="float" office:value="-87.709558900000005" table:style-name="ce1">
            <text:p>-87.7095589</text:p>
          </table:table-cell>
          <table:table-cell office:value-type="string" table:style-name="ce2">
            <text:p>Kedzi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432726753" table:style-name="ce1">
            <text:p>1432726753</text:p>
          </table:table-cell>
          <table:table-cell office:value-type="float" office:value="41.966060300000002" table:style-name="ce1">
            <text:p>41.9660603</text:p>
          </table:table-cell>
          <table:table-cell office:value-type="float" office:value="-87.709558799999996" table:style-name="ce1">
            <text:p>-87.7095588</text:p>
          </table:table-cell>
          <table:table-cell office:value-type="string" table:style-name="ce2">
            <text:p>Kedzi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42812605" table:style-name="ce1">
            <text:p>2042812605</text:p>
          </table:table-cell>
          <table:table-cell office:value-type="float" office:value="41.8842876" table:style-name="ce1">
            <text:p>41.8842876</text:p>
          </table:table-cell>
          <table:table-cell office:value-type="float" office:value="-87.706232499999999" table:style-name="ce1">
            <text:p>-87.7062325</text:p>
          </table:table-cell>
          <table:table-cell office:value-type="string" table:style-name="ce2">
            <text:p>Kedzie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42812612" table:style-name="ce1">
            <text:p>2042812612</text:p>
          </table:table-cell>
          <table:table-cell office:value-type="float" office:value="41.884377999999998" table:style-name="ce1">
            <text:p>41.884378</text:p>
          </table:table-cell>
          <table:table-cell office:value-type="float" office:value="-87.706234199999997" table:style-name="ce1">
            <text:p>-87.7062342</text:p>
          </table:table-cell>
          <table:table-cell office:value-type="string" table:style-name="ce2">
            <text:p>Kedzi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280853459" table:style-name="ce1">
            <text:p>1280853459</text:p>
          </table:table-cell>
          <table:table-cell office:value-type="float" office:value="41.8741208" table:style-name="ce1">
            <text:p>41.8741208</text:p>
          </table:table-cell>
          <table:table-cell office:value-type="float" office:value="-87.708309900000003" table:style-name="ce1">
            <text:p>-87.7083099</text:p>
          </table:table-cell>
          <table:table-cell office:value-type="string" table:style-name="ce2">
            <text:p>Kedzie-Homa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74858671" table:style-name="ce1">
            <text:p>2074858671</text:p>
          </table:table-cell>
          <table:table-cell office:value-type="float" office:value="41.874189899999998" table:style-name="ce1">
            <text:p>41.8741899</text:p>
          </table:table-cell>
          <table:table-cell office:value-type="float" office:value="-87.708279899999994" table:style-name="ce1">
            <text:p>-87.7082799</text:p>
          </table:table-cell>
          <table:table-cell office:value-type="string" table:style-name="ce2">
            <text:p>Kedzie-Homa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90194444" table:style-name="ce1">
            <text:p>2090194444</text:p>
          </table:table-cell>
          <table:table-cell office:value-type="float" office:value="41.874148099999999" table:style-name="ce1">
            <text:p>41.8741481</text:p>
          </table:table-cell>
          <table:table-cell office:value-type="float" office:value="-87.708281099999994" table:style-name="ce1">
            <text:p>-87.7082811</text:p>
          </table:table-cell>
          <table:table-cell office:value-type="string" table:style-name="ce2">
            <text:p>Kedzie-Homan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52683157" table:style-name="ce1">
            <text:p>252683157</text:p>
          </table:table-cell>
          <table:table-cell office:value-type="float" office:value="41.968105000000001" table:style-name="ce1">
            <text:p>41.968105</text:p>
          </table:table-cell>
          <table:table-cell office:value-type="float" office:value="-87.713191699999996" table:style-name="ce1">
            <text:p>-87.7131917</text:p>
          </table:table-cell>
          <table:table-cell office:value-type="string" table:style-name="ce2">
            <text:p>Kimball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280962822" table:style-name="ce1">
            <text:p>1280962822</text:p>
          </table:table-cell>
          <table:table-cell office:value-type="float" office:value="41.968105700000002" table:style-name="ce1">
            <text:p>41.9681057</text:p>
          </table:table-cell>
          <table:table-cell office:value-type="float" office:value="-87.713126900000006" table:style-name="ce1">
            <text:p>-87.7131269</text:p>
          </table:table-cell>
          <table:table-cell office:value-type="string" table:style-name="ce2">
            <text:p>Kimball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06931172" table:style-name="ce1">
            <text:p>706931172</text:p>
          </table:table-cell>
          <table:table-cell office:value-type="float" office:value="41.780230099999997" table:style-name="ce1">
            <text:p>41.7802301</text:p>
          </table:table-cell>
          <table:table-cell office:value-type="float" office:value="-87.615571799999998" table:style-name="ce1">
            <text:p>-87.6155718</text:p>
          </table:table-cell>
          <table:table-cell office:value-type="string" table:style-name="ce2">
            <text:p>King Drive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40075040" table:style-name="ce1">
            <text:p>2040075040</text:p>
          </table:table-cell>
          <table:table-cell office:value-type="float" office:value="41.780205799999997" table:style-name="ce1">
            <text:p>41.7802058</text:p>
          </table:table-cell>
          <table:table-cell office:value-type="float" office:value="-87.615643399999996" table:style-name="ce1">
            <text:p>-87.6156434</text:p>
          </table:table-cell>
          <table:table-cell office:value-type="string" table:style-name="ce2">
            <text:p>King Driv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40075099" table:style-name="ce1">
            <text:p>2040075099</text:p>
          </table:table-cell>
          <table:table-cell office:value-type="float" office:value="41.780263499999997" table:style-name="ce1">
            <text:p>41.7802635</text:p>
          </table:table-cell>
          <table:table-cell office:value-type="float" office:value="-87.615650200000005" table:style-name="ce1">
            <text:p>-87.6156502</text:p>
          </table:table-cell>
          <table:table-cell office:value-type="string" table:style-name="ce2">
            <text:p>King Driv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0123179" table:style-name="ce1">
            <text:p>2080123179</text:p>
          </table:table-cell>
          <table:table-cell office:value-type="float" office:value="41.853710100000001" table:style-name="ce1">
            <text:p>41.8537101</text:p>
          </table:table-cell>
          <table:table-cell office:value-type="float" office:value="-87.733201100000002" table:style-name="ce1">
            <text:p>-87.7332011</text:p>
          </table:table-cell>
          <table:table-cell office:value-type="string" table:style-name="ce2">
            <text:p>Kostner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0123183" table:style-name="ce1">
            <text:p>2080123183</text:p>
          </table:table-cell>
          <table:table-cell office:value-type="float" office:value="41.853786100000001" table:style-name="ce1">
            <text:p>41.8537861</text:p>
          </table:table-cell>
          <table:table-cell office:value-type="float" office:value="-87.733203500000002" table:style-name="ce1">
            <text:p>-87.7332035</text:p>
          </table:table-cell>
          <table:table-cell office:value-type="string" table:style-name="ce2">
            <text:p>Kostner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6686420" table:style-name="ce1">
            <text:p>736686420</text:p>
          </table:table-cell>
          <table:table-cell office:value-type="float" office:value="41.876843399999998" table:style-name="ce1">
            <text:p>41.8768434</text:p>
          </table:table-cell>
          <table:table-cell office:value-type="float" office:value="-87.631361600000005" table:style-name="ce1">
            <text:p>-87.6313616</text:p>
          </table:table-cell>
          <table:table-cell office:value-type="string" table:style-name="ce2">
            <text:p>La Salle/Van Bure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6686728" table:style-name="ce1">
            <text:p>736686728</text:p>
          </table:table-cell>
          <table:table-cell office:value-type="float" office:value="41.876879299999999" table:style-name="ce1">
            <text:p>41.8768793</text:p>
          </table:table-cell>
          <table:table-cell office:value-type="float" office:value="-87.6313624" table:style-name="ce1">
            <text:p>-87.6313624</text:p>
          </table:table-cell>
          <table:table-cell office:value-type="string" table:style-name="ce2">
            <text:p>La Salle/Van Bure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945097" table:style-name="ce1">
            <text:p>258945097</text:p>
          </table:table-cell>
          <table:table-cell office:value-type="float" office:value="41.887132700000002" table:style-name="ce1">
            <text:p>41.8871327</text:p>
          </table:table-cell>
          <table:table-cell office:value-type="float" office:value="-87.754885599999994" table:style-name="ce1">
            <text:p>-87.7548856</text:p>
          </table:table-cell>
          <table:table-cell office:value-type="string" table:style-name="ce2">
            <text:p>Larami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43044673" table:style-name="ce1">
            <text:p>2043044673</text:p>
          </table:table-cell>
          <table:table-cell office:value-type="float" office:value="41.887198900000001" table:style-name="ce1">
            <text:p>41.8871989</text:p>
          </table:table-cell>
          <table:table-cell office:value-type="float" office:value="-87.754885999999999" table:style-name="ce1">
            <text:p>-87.754886</text:p>
          </table:table-cell>
          <table:table-cell office:value-type="string" table:style-name="ce2">
            <text:p>Larami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43044695" table:style-name="ce1">
            <text:p>2043044695</text:p>
          </table:table-cell>
          <table:table-cell office:value-type="float" office:value="41.887196000000003" table:style-name="ce1">
            <text:p>41.887196</text:p>
          </table:table-cell>
          <table:table-cell office:value-type="float" office:value="-87.755322300000003" table:style-name="ce1">
            <text:p>-87.7553223</text:p>
          </table:table-cell>
          <table:table-cell office:value-type="string" table:style-name="ce2">
            <text:p>Laramie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734512775" table:style-name="ce1">
            <text:p>734512775</text:p>
          </table:table-cell>
          <table:table-cell office:value-type="float" office:value="41.968926799999998" table:style-name="ce1">
            <text:p>41.9689268</text:p>
          </table:table-cell>
          <table:table-cell office:value-type="float" office:value="-87.658439299999998" table:style-name="ce1">
            <text:p>-87.6584393</text:p>
          </table:table-cell>
          <table:table-cell office:value-type="string" table:style-name="ce2">
            <text:p>Lawrence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22136110" table:style-name="ce1">
            <text:p>2022136110</text:p>
          </table:table-cell>
          <table:table-cell office:value-type="float" office:value="41.969116200000002" table:style-name="ce1">
            <text:p>41.9691162</text:p>
          </table:table-cell>
          <table:table-cell office:value-type="float" office:value="-87.658488300000002" table:style-name="ce1">
            <text:p>-87.6584883</text:p>
          </table:table-cell>
          <table:table-cell office:value-type="string" table:style-name="ce2">
            <text:p>Lawrenc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2136112" table:style-name="ce1">
            <text:p>2022136112</text:p>
          </table:table-cell>
          <table:table-cell office:value-type="float" office:value="41.969117199999999" table:style-name="ce1">
            <text:p>41.9691172</text:p>
          </table:table-cell>
          <table:table-cell office:value-type="float" office:value="-87.6584115" table:style-name="ce1">
            <text:p>-87.6584115</text:p>
          </table:table-cell>
          <table:table-cell office:value-type="string" table:style-name="ce2">
            <text:p>Lawrenc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8195900" table:style-name="ce1">
            <text:p>738195900</text:p>
          </table:table-cell>
          <table:table-cell office:value-type="float" office:value="42.072927200000002" table:style-name="ce1">
            <text:p>42.0729272</text:p>
          </table:table-cell>
          <table:table-cell office:value-type="float" office:value="-87.690547100000003" table:style-name="ce1">
            <text:p>-87.6905471</text:p>
          </table:table-cell>
          <table:table-cell office:value-type="string" table:style-name="ce2">
            <text:p>Linde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91743473" table:style-name="ce1">
            <text:p>2091743473</text:p>
          </table:table-cell>
          <table:table-cell office:value-type="float" office:value="42.072896800000002" table:style-name="ce1">
            <text:p>42.0728968</text:p>
          </table:table-cell>
          <table:table-cell office:value-type="float" office:value="-87.690655699999994" table:style-name="ce1">
            <text:p>-87.6906557</text:p>
          </table:table-cell>
          <table:table-cell office:value-type="string" table:style-name="ce2">
            <text:p>Linde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2160077" table:style-name="ce1">
            <text:p>2022160077</text:p>
          </table:table-cell>
          <table:table-cell office:value-type="float" office:value="42.001618499999999" table:style-name="ce1">
            <text:p>42.0016185</text:p>
          </table:table-cell>
          <table:table-cell office:value-type="float" office:value="-87.661786000000006" table:style-name="ce1">
            <text:p>-87.661786</text:p>
          </table:table-cell>
          <table:table-cell office:value-type="string" table:style-name="ce2">
            <text:p>Loyola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183660" table:style-name="ce1">
            <text:p>2023183660</text:p>
          </table:table-cell>
          <table:table-cell office:value-type="float" office:value="42.000662300000002" table:style-name="ce1">
            <text:p>42.0006623</text:p>
          </table:table-cell>
          <table:table-cell office:value-type="float" office:value="-87.660488200000003" table:style-name="ce1">
            <text:p>-87.6604882</text:p>
          </table:table-cell>
          <table:table-cell office:value-type="string" table:style-name="ce2">
            <text:p>Loyola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5319455" table:style-name="ce1">
            <text:p>2015319455</text:p>
          </table:table-cell>
          <table:table-cell office:value-type="float" office:value="41.882154700000001" table:style-name="ce1">
            <text:p>41.8821547</text:p>
          </table:table-cell>
          <table:table-cell office:value-type="float" office:value="-87.626158000000004" table:style-name="ce1">
            <text:p>-87.626158</text:p>
          </table:table-cell>
          <table:table-cell office:value-type="string" table:style-name="ce2">
            <text:p>Madison/Wabash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5319463" table:style-name="ce1">
            <text:p>2015319463</text:p>
          </table:table-cell>
          <table:table-cell office:value-type="float" office:value="41.882154700000001" table:style-name="ce1">
            <text:p>41.8821547</text:p>
          </table:table-cell>
          <table:table-cell office:value-type="float" office:value="-87.626206400000001" table:style-name="ce1">
            <text:p>-87.6262064</text:p>
          </table:table-cell>
          <table:table-cell office:value-type="string" table:style-name="ce2">
            <text:p>Madison/Wabash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2163044" table:style-name="ce1">
            <text:p>252163044</text:p>
          </table:table-cell>
          <table:table-cell office:value-type="float" office:value="42.033283300000001" table:style-name="ce1">
            <text:p>42.0332833</text:p>
          </table:table-cell>
          <table:table-cell office:value-type="float" office:value="-87.6796413" table:style-name="ce1">
            <text:p>-87.6796413</text:p>
          </table:table-cell>
          <table:table-cell office:value-type="string" table:style-name="ce2">
            <text:p>Mai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92514442" table:style-name="ce1">
            <text:p>2092514442</text:p>
          </table:table-cell>
          <table:table-cell office:value-type="float" office:value="42.033277599999998" table:style-name="ce1">
            <text:p>42.0332776</text:p>
          </table:table-cell>
          <table:table-cell office:value-type="float" office:value="-87.679690600000001" table:style-name="ce1">
            <text:p>-87.6796906</text:p>
          </table:table-cell>
          <table:table-cell office:value-type="string" table:style-name="ce2">
            <text:p>Mai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2979483" table:style-name="ce1">
            <text:p>2012979483</text:p>
          </table:table-cell>
          <table:table-cell office:value-type="float" office:value="41.888879099999997" table:style-name="ce1">
            <text:p>41.8888791</text:p>
          </table:table-cell>
          <table:table-cell office:value-type="float" office:value="-87.634025399999999" table:style-name="ce1">
            <text:p>-87.6340254</text:p>
          </table:table-cell>
          <table:table-cell office:value-type="string" table:style-name="ce2">
            <text:p>Merchandise Mart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2979495" table:style-name="ce1">
            <text:p>2012979495</text:p>
          </table:table-cell>
          <table:table-cell office:value-type="float" office:value="41.888877800000003" table:style-name="ce1">
            <text:p>41.8888778</text:p>
          </table:table-cell>
          <table:table-cell office:value-type="float" office:value="-87.633972" table:style-name="ce1">
            <text:p>-87.633972</text:p>
          </table:table-cell>
          <table:table-cell office:value-type="string" table:style-name="ce2">
            <text:p>Merchandise Mart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7607246" table:style-name="ce1">
            <text:p>27607246</text:p>
          </table:table-cell>
          <table:table-cell office:value-type="float" office:value="41.786709700000003" table:style-name="ce1">
            <text:p>41.7867097</text:p>
          </table:table-cell>
          <table:table-cell office:value-type="float" office:value="-87.737909299999998" table:style-name="ce1">
            <text:p>-87.7379093</text:p>
          </table:table-cell>
          <table:table-cell office:value-type="string" table:style-name="ce2">
            <text:p>Midway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210043924" table:style-name="ce1">
            <text:p>1210043924</text:p>
          </table:table-cell>
          <table:table-cell office:value-type="float" office:value="41.786708400000002" table:style-name="ce1">
            <text:p>41.7867084</text:p>
          </table:table-cell>
          <table:table-cell office:value-type="float" office:value="-87.738039499999999" table:style-name="ce1">
            <text:p>-87.7380395</text:p>
          </table:table-cell>
          <table:table-cell office:value-type="string" table:style-name="ce2">
            <text:p>Midway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296743" table:style-name="ce1">
            <text:p>258296743</text:p>
          </table:table-cell>
          <table:table-cell office:value-type="float" office:value="41.880749000000002" table:style-name="ce1">
            <text:p>41.880749</text:p>
          </table:table-cell>
          <table:table-cell office:value-type="float" office:value="-87.627746700000003" table:style-name="ce1">
            <text:p>-87.6277467</text:p>
          </table:table-cell>
          <table:table-cell office:value-type="string" table:style-name="ce2">
            <text:p>Monroe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34877681" table:style-name="ce1">
            <text:p>34877681</text:p>
          </table:table-cell>
          <table:table-cell office:value-type="float" office:value="41.961394300000002" table:style-name="ce1">
            <text:p>41.9613943</text:p>
          </table:table-cell>
          <table:table-cell office:value-type="float" office:value="-87.743580100000003" table:style-name="ce1">
            <text:p>-87.7435801</text:p>
          </table:table-cell>
          <table:table-cell office:value-type="string" table:style-name="ce2">
            <text:p>Montros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2683129" table:style-name="ce1">
            <text:p>252683129</text:p>
          </table:table-cell>
          <table:table-cell office:value-type="float" office:value="41.961674100000003" table:style-name="ce1">
            <text:p>41.9616741</text:p>
          </table:table-cell>
          <table:table-cell office:value-type="float" office:value="-87.675153199999997" table:style-name="ce1">
            <text:p>-87.6751532</text:p>
          </table:table-cell>
          <table:table-cell office:value-type="string" table:style-name="ce2">
            <text:p>Montros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282296301" table:style-name="ce1">
            <text:p>1282296301</text:p>
          </table:table-cell>
          <table:table-cell office:value-type="float" office:value="41.961438800000003" table:style-name="ce1">
            <text:p>41.9614388</text:p>
          </table:table-cell>
          <table:table-cell office:value-type="float" office:value="-87.743519399999997" table:style-name="ce1">
            <text:p>-87.7435194</text:p>
          </table:table-cell>
          <table:table-cell office:value-type="string" table:style-name="ce2">
            <text:p>Montros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291113573" table:style-name="ce1">
            <text:p>1291113573</text:p>
          </table:table-cell>
          <table:table-cell office:value-type="float" office:value="41.961675499999998" table:style-name="ce1">
            <text:p>41.9616755</text:p>
          </table:table-cell>
          <table:table-cell office:value-type="float" office:value="-87.675116700000004" table:style-name="ce1">
            <text:p>-87.6751167</text:p>
          </table:table-cell>
          <table:table-cell office:value-type="string" table:style-name="ce2">
            <text:p>Montros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711801527" table:style-name="ce1">
            <text:p>1711801527</text:p>
          </table:table-cell>
          <table:table-cell office:value-type="float" office:value="41.961591300000002" table:style-name="ce1">
            <text:p>41.9615913</text:p>
          </table:table-cell>
          <table:table-cell office:value-type="float" office:value="-87.678947500000007" table:style-name="ce1">
            <text:p>-87.6789475</text:p>
          </table:table-cell>
          <table:table-cell office:value-type="string" table:style-name="ce2">
            <text:p>Montrose</text:p>
          </table:table-cell>
          <table:table-cell office:value-type="string" table:style-name="ce2">
            <text:p>stop_posi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1711801531" table:style-name="ce1">
            <text:p>1711801531</text:p>
          </table:table-cell>
          <table:table-cell office:value-type="float" office:value="41.961306100000002" table:style-name="ce1">
            <text:p>41.9613061</text:p>
          </table:table-cell>
          <table:table-cell office:value-type="float" office:value="-87.678939700000001" table:style-name="ce1">
            <text:p>-87.6789397</text:p>
          </table:table-cell>
          <table:table-cell office:value-type="string" table:style-name="ce2">
            <text:p>Montrose</text:p>
          </table:table-cell>
          <table:table-cell office:value-type="string" table:style-name="ce2">
            <text:p>stop_posi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88645408" table:style-name="ce1">
            <text:p>2088645408</text:p>
          </table:table-cell>
          <table:table-cell office:value-type="float" office:value="41.960951700000003" table:style-name="ce1">
            <text:p>41.9609517</text:p>
          </table:table-cell>
          <table:table-cell office:value-type="float" office:value="-87.742997700000004" table:style-name="ce1">
            <text:p>-87.7429977</text:p>
          </table:table-cell>
          <table:table-cell office:value-type="string" table:style-name="ce2">
            <text:p>Montrose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736638456" table:style-name="ce1">
            <text:p>736638456</text:p>
          </table:table-cell>
          <table:table-cell office:value-type="float" office:value="41.885578099999996" table:style-name="ce1">
            <text:p>41.8855781</text:p>
          </table:table-cell>
          <table:table-cell office:value-type="float" office:value="-87.651696799999996" table:style-name="ce1">
            <text:p>-87.6516968</text:p>
          </table:table-cell>
          <table:table-cell office:value-type="string" table:style-name="ce2">
            <text:p>Morga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6639177" table:style-name="ce1">
            <text:p>736639177</text:p>
          </table:table-cell>
          <table:table-cell office:value-type="float" office:value="41.885615600000001" table:style-name="ce1">
            <text:p>41.8856156</text:p>
          </table:table-cell>
          <table:table-cell office:value-type="float" office:value="-87.651696299999998" table:style-name="ce1">
            <text:p>-87.6516963</text:p>
          </table:table-cell>
          <table:table-cell office:value-type="string" table:style-name="ce2">
            <text:p>Morga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2643581" table:style-name="ce1">
            <text:p>252643581</text:p>
          </table:table-cell>
          <table:table-cell office:value-type="float" office:value="42.008086400000003" table:style-name="ce1">
            <text:p>42.0080864</text:p>
          </table:table-cell>
          <table:table-cell office:value-type="float" office:value="-87.665968599999999" table:style-name="ce1">
            <text:p>-87.6659686</text:p>
          </table:table-cell>
          <table:table-cell office:value-type="string" table:style-name="ce2">
            <text:p>Morse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23169768" table:style-name="ce1">
            <text:p>2023169768</text:p>
          </table:table-cell>
          <table:table-cell office:value-type="float" office:value="42.008247099999998" table:style-name="ce1">
            <text:p>42.0082471</text:p>
          </table:table-cell>
          <table:table-cell office:value-type="float" office:value="-87.666015099999996" table:style-name="ce1">
            <text:p>-87.6660151</text:p>
          </table:table-cell>
          <table:table-cell office:value-type="string" table:style-name="ce2">
            <text:p>Mors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169775" table:style-name="ce1">
            <text:p>2023169775</text:p>
          </table:table-cell>
          <table:table-cell office:value-type="float" office:value="42.0082491" table:style-name="ce1">
            <text:p>42.0082491</text:p>
          </table:table-cell>
          <table:table-cell office:value-type="float" office:value="-87.665920999999997" table:style-name="ce1">
            <text:p>-87.665921</text:p>
          </table:table-cell>
          <table:table-cell office:value-type="string" table:style-name="ce2">
            <text:p>Mors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39094535" table:style-name="ce1">
            <text:p>2039094535</text:p>
          </table:table-cell>
          <table:table-cell office:value-type="float" office:value="41.910805500000002" table:style-name="ce1">
            <text:p>41.9108055</text:p>
          </table:table-cell>
          <table:table-cell office:value-type="float" office:value="-87.649387599999997" table:style-name="ce1">
            <text:p>-87.6493876</text:p>
          </table:table-cell>
          <table:table-cell office:value-type="string" table:style-name="ce2">
            <text:p>North/Clybour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49656719" table:style-name="ce1">
            <text:p>249656719</text:p>
          </table:table-cell>
          <table:table-cell office:value-type="float" office:value="42.058313300000002" table:style-name="ce1">
            <text:p>42.0583133</text:p>
          </table:table-cell>
          <table:table-cell office:value-type="float" office:value="-87.683422800000002" table:style-name="ce1">
            <text:p>-87.6834228</text:p>
          </table:table-cell>
          <table:table-cell office:value-type="string" table:style-name="ce2">
            <text:p>Noyes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91745257" table:style-name="ce1">
            <text:p>2091745257</text:p>
          </table:table-cell>
          <table:table-cell office:value-type="float" office:value="42.058469899999999" table:style-name="ce1">
            <text:p>42.0584699</text:p>
          </table:table-cell>
          <table:table-cell office:value-type="float" office:value="-87.683464599999994" table:style-name="ce1">
            <text:p>-87.6834646</text:p>
          </table:table-cell>
          <table:table-cell office:value-type="string" table:style-name="ce2">
            <text:p>Noyes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91745258" table:style-name="ce1">
            <text:p>2091745258</text:p>
          </table:table-cell>
          <table:table-cell office:value-type="float" office:value="42.058312700000002" table:style-name="ce1">
            <text:p>42.0583127</text:p>
          </table:table-cell>
          <table:table-cell office:value-type="float" office:value="-87.683515900000003" table:style-name="ce1">
            <text:p>-87.6835159</text:p>
          </table:table-cell>
          <table:table-cell office:value-type="string" table:style-name="ce2">
            <text:p>Noyes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945070" table:style-name="ce1">
            <text:p>258945070</text:p>
          </table:table-cell>
          <table:table-cell office:value-type="float" office:value="41.886998699999999" table:style-name="ce1">
            <text:p>41.8869987</text:p>
          </table:table-cell>
          <table:table-cell office:value-type="float" office:value="-87.793787699999996" table:style-name="ce1">
            <text:p>-87.7937877</text:p>
          </table:table-cell>
          <table:table-cell office:value-type="string" table:style-name="ce2">
            <text:p>Oak Park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925445043" table:style-name="ce1">
            <text:p>1925445043</text:p>
          </table:table-cell>
          <table:table-cell office:value-type="float" office:value="41.887079499999999" table:style-name="ce1">
            <text:p>41.8870795</text:p>
          </table:table-cell>
          <table:table-cell office:value-type="float" office:value="-87.793806200000006" table:style-name="ce1">
            <text:p>-87.7938062</text:p>
          </table:table-cell>
          <table:table-cell office:value-type="string" table:style-name="ce2">
            <text:p>Oak Park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52014671" table:style-name="ce1">
            <text:p>2052014671</text:p>
          </table:table-cell>
          <table:table-cell office:value-type="float" office:value="41.872057300000002" table:style-name="ce1">
            <text:p>41.8720573</text:p>
          </table:table-cell>
          <table:table-cell office:value-type="float" office:value="-87.791579600000006" table:style-name="ce1">
            <text:p>-87.7915796</text:p>
          </table:table-cell>
          <table:table-cell office:value-type="string" table:style-name="ce2">
            <text:p>Oak Park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52014698" table:style-name="ce1">
            <text:p>2052014698</text:p>
          </table:table-cell>
          <table:table-cell office:value-type="float" office:value="41.872118399999998" table:style-name="ce1">
            <text:p>41.8721184</text:p>
          </table:table-cell>
          <table:table-cell office:value-type="float" office:value="-87.791571000000005" table:style-name="ce1">
            <text:p>-87.791571</text:p>
          </table:table-cell>
          <table:table-cell office:value-type="string" table:style-name="ce2">
            <text:p>Oak Park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4816046" table:style-name="ce1">
            <text:p>734816046</text:p>
          </table:table-cell>
          <table:table-cell office:value-type="float" office:value="42.026995499999998" table:style-name="ce1">
            <text:p>42.0269955</text:p>
          </table:table-cell>
          <table:table-cell office:value-type="float" office:value="-87.747604300000006" table:style-name="ce1">
            <text:p>-87.7476043</text:p>
          </table:table-cell>
          <table:table-cell office:value-type="string" table:style-name="ce2">
            <text:p>Oakton-Skoki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4816084" table:style-name="ce1">
            <text:p>734816084</text:p>
          </table:table-cell>
          <table:table-cell office:value-type="float" office:value="42.027019299999999" table:style-name="ce1">
            <text:p>42.0270193</text:p>
          </table:table-cell>
          <table:table-cell office:value-type="float" office:value="-87.747469199999998" table:style-name="ce1">
            <text:p>-87.7474692</text:p>
          </table:table-cell>
          <table:table-cell office:value-type="string" table:style-name="ce2">
            <text:p>Oakton-Skoki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8568846" table:style-name="ce1">
            <text:p>2088568846</text:p>
          </table:table-cell>
          <table:table-cell office:value-type="float" office:value="41.978157600000003" table:style-name="ce1">
            <text:p>41.9781576</text:p>
          </table:table-cell>
          <table:table-cell office:value-type="float" office:value="-87.902687799999995" table:style-name="ce1">
            <text:p>-87.9026878</text:p>
          </table:table-cell>
          <table:table-cell office:value-type="string" table:style-name="ce2">
            <text:p>O'Hare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88568848" table:style-name="ce1">
            <text:p>2088568848</text:p>
          </table:table-cell>
          <table:table-cell office:value-type="float" office:value="41.978257800000002" table:style-name="ce1">
            <text:p>41.9782578</text:p>
          </table:table-cell>
          <table:table-cell office:value-type="float" office:value="-87.9025453" table:style-name="ce1">
            <text:p>-87.9025453</text:p>
          </table:table-cell>
          <table:table-cell office:value-type="string" table:style-name="ce2">
            <text:p>O'Har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8568850" table:style-name="ce1">
            <text:p>2088568850</text:p>
          </table:table-cell>
          <table:table-cell office:value-type="float" office:value="41.978286699999998" table:style-name="ce1">
            <text:p>41.9782867</text:p>
          </table:table-cell>
          <table:table-cell office:value-type="float" office:value="-87.902591900000004" table:style-name="ce1">
            <text:p>-87.9025919</text:p>
          </table:table-cell>
          <table:table-cell office:value-type="string" table:style-name="ce2">
            <text:p>O'Har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2683109" table:style-name="ce1">
            <text:p>252683109</text:p>
          </table:table-cell>
          <table:table-cell office:value-type="float" office:value="41.943688799999997" table:style-name="ce1">
            <text:p>41.9436888</text:p>
          </table:table-cell>
          <table:table-cell office:value-type="float" office:value="-87.670818699999998" table:style-name="ce1">
            <text:p>-87.6708187</text:p>
          </table:table-cell>
          <table:table-cell office:value-type="string" table:style-name="ce2">
            <text:p>Paulina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435427486" table:style-name="ce1">
            <text:p>1435427486</text:p>
          </table:table-cell>
          <table:table-cell office:value-type="float" office:value="41.943716299999998" table:style-name="ce1">
            <text:p>41.9437163</text:p>
          </table:table-cell>
          <table:table-cell office:value-type="float" office:value="-87.670819300000005" table:style-name="ce1">
            <text:p>-87.6708193</text:p>
          </table:table-cell>
          <table:table-cell office:value-type="string" table:style-name="ce2">
            <text:p>Paulina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944287" table:style-name="ce1">
            <text:p>258944287</text:p>
          </table:table-cell>
          <table:table-cell office:value-type="float" office:value="41.871389399999998" table:style-name="ce1">
            <text:p>41.8713894</text:p>
          </table:table-cell>
          <table:table-cell office:value-type="float" office:value="-87.669600599999995" table:style-name="ce1">
            <text:p>-87.6696006</text:p>
          </table:table-cell>
          <table:table-cell office:value-type="string" table:style-name="ce2">
            <text:p>Polk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0150458" table:style-name="ce1">
            <text:p>2080150458</text:p>
          </table:table-cell>
          <table:table-cell office:value-type="float" office:value="41.871388000000003" table:style-name="ce1">
            <text:p>41.871388</text:p>
          </table:table-cell>
          <table:table-cell office:value-type="float" office:value="-87.669552400000001" table:style-name="ce1">
            <text:p>-87.6695524</text:p>
          </table:table-cell>
          <table:table-cell office:value-type="string" table:style-name="ce2">
            <text:p>Polk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7607237" table:style-name="ce1">
            <text:p>27607237</text:p>
          </table:table-cell>
          <table:table-cell office:value-type="float" office:value="41.799833900000003" table:style-name="ce1">
            <text:p>41.7998339</text:p>
          </table:table-cell>
          <table:table-cell office:value-type="float" office:value="-87.724478199999993" table:style-name="ce1">
            <text:p>-87.7244782</text:p>
          </table:table-cell>
          <table:table-cell office:value-type="string" table:style-name="ce2">
            <text:p>Pulaski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026083" table:style-name="ce1">
            <text:p>258026083</text:p>
          </table:table-cell>
          <table:table-cell office:value-type="float" office:value="41.873905499999999" table:style-name="ce1">
            <text:p>41.8739055</text:p>
          </table:table-cell>
          <table:table-cell office:value-type="float" office:value="-87.727746400000001" table:style-name="ce1">
            <text:p>-87.7277464</text:p>
          </table:table-cell>
          <table:table-cell office:value-type="string" table:style-name="ce2">
            <text:p>Pulaski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944306" table:style-name="ce1">
            <text:p>258944306</text:p>
          </table:table-cell>
          <table:table-cell office:value-type="float" office:value="41.853923100000003" table:style-name="ce1">
            <text:p>41.8539231</text:p>
          </table:table-cell>
          <table:table-cell office:value-type="float" office:value="-87.724116100000003" table:style-name="ce1">
            <text:p>-87.7241161</text:p>
          </table:table-cell>
          <table:table-cell office:value-type="string" table:style-name="ce2">
            <text:p>Pulaski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945087" table:style-name="ce1">
            <text:p>258945087</text:p>
          </table:table-cell>
          <table:table-cell office:value-type="float" office:value="41.885466200000003" table:style-name="ce1">
            <text:p>41.8854662</text:p>
          </table:table-cell>
          <table:table-cell office:value-type="float" office:value="-87.726464699999994" table:style-name="ce1">
            <text:p>-87.7264647</text:p>
          </table:table-cell>
          <table:table-cell office:value-type="string" table:style-name="ce2">
            <text:p>Pulaski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280939573" table:style-name="ce1">
            <text:p>1280939573</text:p>
          </table:table-cell>
          <table:table-cell office:value-type="float" office:value="41.7999163" table:style-name="ce1">
            <text:p>41.7999163</text:p>
          </table:table-cell>
          <table:table-cell office:value-type="float" office:value="-87.724560199999999" table:style-name="ce1">
            <text:p>-87.7245602</text:p>
          </table:table-cell>
          <table:table-cell office:value-type="string" table:style-name="ce2">
            <text:p>Pulaski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925445017" table:style-name="ce1">
            <text:p>1925445017</text:p>
          </table:table-cell>
          <table:table-cell office:value-type="float" office:value="41.885522799999997" table:style-name="ce1">
            <text:p>41.8855228</text:p>
          </table:table-cell>
          <table:table-cell office:value-type="float" office:value="-87.726458500000007" table:style-name="ce1">
            <text:p>-87.7264585</text:p>
          </table:table-cell>
          <table:table-cell office:value-type="string" table:style-name="ce2">
            <text:p>Pulaski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74842572" table:style-name="ce1">
            <text:p>2074842572</text:p>
          </table:table-cell>
          <table:table-cell office:value-type="float" office:value="41.873854799999997" table:style-name="ce1">
            <text:p>41.8738548</text:p>
          </table:table-cell>
          <table:table-cell office:value-type="float" office:value="-87.727738700000003" table:style-name="ce1">
            <text:p>-87.7277387</text:p>
          </table:table-cell>
          <table:table-cell office:value-type="string" table:style-name="ce2">
            <text:p>Pulaski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0123186" table:style-name="ce1">
            <text:p>2080123186</text:p>
          </table:table-cell>
          <table:table-cell office:value-type="float" office:value="41.853816399999999" table:style-name="ce1">
            <text:p>41.8538164</text:p>
          </table:table-cell>
          <table:table-cell office:value-type="float" office:value="-87.724111699999995" table:style-name="ce1">
            <text:p>-87.7241117</text:p>
          </table:table-cell>
          <table:table-cell office:value-type="string" table:style-name="ce2">
            <text:p>Pulaski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4092150" table:style-name="ce1">
            <text:p>2014092150</text:p>
          </table:table-cell>
          <table:table-cell office:value-type="float" office:value="41.8787679" table:style-name="ce1">
            <text:p>41.8787679</text:p>
          </table:table-cell>
          <table:table-cell office:value-type="float" office:value="-87.633764099999993" table:style-name="ce1">
            <text:p>-87.6337641</text:p>
          </table:table-cell>
          <table:table-cell office:value-type="string" table:style-name="ce2">
            <text:p>Quincy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4092173" table:style-name="ce1">
            <text:p>2014092173</text:p>
          </table:table-cell>
          <table:table-cell office:value-type="float" office:value="41.878769800000001" table:style-name="ce1">
            <text:p>41.8787698</text:p>
          </table:table-cell>
          <table:table-cell office:value-type="float" office:value="-87.6337233" table:style-name="ce1">
            <text:p>-87.6337233</text:p>
          </table:table-cell>
          <table:table-cell office:value-type="string" table:style-name="ce2">
            <text:p>Quincy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6014788" table:style-name="ce1">
            <text:p>736014788</text:p>
          </table:table-cell>
          <table:table-cell office:value-type="float" office:value="41.8759187" table:style-name="ce1">
            <text:p>41.8759187</text:p>
          </table:table-cell>
          <table:table-cell office:value-type="float" office:value="-87.659397999999996" table:style-name="ce1">
            <text:p>-87.659398</text:p>
          </table:table-cell>
          <table:table-cell office:value-type="string" table:style-name="ce2">
            <text:p>Racin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0150468" table:style-name="ce1">
            <text:p>2080150468</text:p>
          </table:table-cell>
          <table:table-cell office:value-type="float" office:value="41.875855299999998" table:style-name="ce1">
            <text:p>41.8758553</text:p>
          </table:table-cell>
          <table:table-cell office:value-type="float" office:value="-87.659397400000003" table:style-name="ce1">
            <text:p>-87.6593974</text:p>
          </table:table-cell>
          <table:table-cell office:value-type="string" table:style-name="ce2">
            <text:p>Racin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5331915" table:style-name="ce1">
            <text:p>2015331915</text:p>
          </table:table-cell>
          <table:table-cell office:value-type="float" office:value="41.884520000000002" table:style-name="ce1">
            <text:p>41.88452</text:p>
          </table:table-cell>
          <table:table-cell office:value-type="float" office:value="-87.626222400000003" table:style-name="ce1">
            <text:p>-87.6262224</text:p>
          </table:table-cell>
          <table:table-cell office:value-type="string" table:style-name="ce2">
            <text:p>Randolph/Wabash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5331925" table:style-name="ce1">
            <text:p>2015331925</text:p>
          </table:table-cell>
          <table:table-cell office:value-type="float" office:value="41.884518100000001" table:style-name="ce1">
            <text:p>41.8845181</text:p>
          </table:table-cell>
          <table:table-cell office:value-type="float" office:value="-87.626268600000003" table:style-name="ce1">
            <text:p>-87.6262686</text:p>
          </table:table-cell>
          <table:table-cell office:value-type="string" table:style-name="ce2">
            <text:p>Randolph/Wabash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945069" table:style-name="ce1">
            <text:p>258945069</text:p>
          </table:table-cell>
          <table:table-cell office:value-type="float" office:value="41.887156099999999" table:style-name="ce1">
            <text:p>41.8871561</text:p>
          </table:table-cell>
          <table:table-cell office:value-type="float" office:value="-87.7837052" table:style-name="ce1">
            <text:p>-87.7837052</text:p>
          </table:table-cell>
          <table:table-cell office:value-type="string" table:style-name="ce2">
            <text:p>Ridgelan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925445038" table:style-name="ce1">
            <text:p>1925445038</text:p>
          </table:table-cell>
          <table:table-cell office:value-type="float" office:value="41.887214999999998" table:style-name="ce1">
            <text:p>41.887215</text:p>
          </table:table-cell>
          <table:table-cell office:value-type="float" office:value="-87.783711999999994" table:style-name="ce1">
            <text:p>-87.783712</text:p>
          </table:table-cell>
          <table:table-cell office:value-type="string" table:style-name="ce2">
            <text:p>Ridgelan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432737872" table:style-name="ce1">
            <text:p>1432737872</text:p>
          </table:table-cell>
          <table:table-cell office:value-type="float" office:value="41.966179799999999" table:style-name="ce1">
            <text:p>41.9661798</text:p>
          </table:table-cell>
          <table:table-cell office:value-type="float" office:value="-87.6948948" table:style-name="ce1">
            <text:p>-87.6948948</text:p>
          </table:table-cell>
          <table:table-cell office:value-type="string" table:style-name="ce2">
            <text:p>Rockwell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432737882" table:style-name="ce1">
            <text:p>1432737882</text:p>
          </table:table-cell>
          <table:table-cell office:value-type="float" office:value="41.966245899999997" table:style-name="ce1">
            <text:p>41.9662459</text:p>
          </table:table-cell>
          <table:table-cell office:value-type="float" office:value="-87.6948948" table:style-name="ce1">
            <text:p>-87.6948948</text:p>
          </table:table-cell>
          <table:table-cell office:value-type="string" table:style-name="ce2">
            <text:p>Rockwell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7607031" table:style-name="ce1">
            <text:p>27607031</text:p>
          </table:table-cell>
          <table:table-cell office:value-type="float" office:value="41.867403899999999" table:style-name="ce1">
            <text:p>41.8674039</text:p>
          </table:table-cell>
          <table:table-cell office:value-type="float" office:value="-87.626583999999994" table:style-name="ce1">
            <text:p>-87.626584</text:p>
          </table:table-cell>
          <table:table-cell office:value-type="string" table:style-name="ce2">
            <text:p>Roosevelt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722519075" table:style-name="ce1">
            <text:p>1722519075</text:p>
          </table:table-cell>
          <table:table-cell office:value-type="float" office:value="41.867367700000003" table:style-name="ce1">
            <text:p>41.8673677</text:p>
          </table:table-cell>
          <table:table-cell office:value-type="float" office:value="-87.627402399999994" table:style-name="ce1">
            <text:p>-87.6274024</text:p>
          </table:table-cell>
          <table:table-cell office:value-type="string" table:style-name="ce2">
            <text:p>Roosevelt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7008343" table:style-name="ce1">
            <text:p>2017008343</text:p>
          </table:table-cell>
          <table:table-cell office:value-type="float" office:value="41.867400400000001" table:style-name="ce1">
            <text:p>41.8674004</text:p>
          </table:table-cell>
          <table:table-cell office:value-type="float" office:value="-87.626706999999996" table:style-name="ce1">
            <text:p>-87.626707</text:p>
          </table:table-cell>
          <table:table-cell office:value-type="string" table:style-name="ce2">
            <text:p>Roosevelt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368680623" table:style-name="ce1">
            <text:p>2368680623</text:p>
          </table:table-cell>
          <table:table-cell office:value-type="float" office:value="41.867367000000002" table:style-name="ce1">
            <text:p>41.867367</text:p>
          </table:table-cell>
          <table:table-cell office:value-type="float" office:value="-87.627449200000001" table:style-name="ce1">
            <text:p>-87.6274492</text:p>
          </table:table-cell>
          <table:table-cell office:value-type="string" table:style-name="ce2">
            <text:p>Roosevelt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11045292" table:style-name="ce1">
            <text:p>111045292</text:p>
          </table:table-cell>
          <table:table-cell office:value-type="float" office:value="41.983509699999999" table:style-name="ce1">
            <text:p>41.9835097</text:p>
          </table:table-cell>
          <table:table-cell office:value-type="float" office:value="-87.859402500000002" table:style-name="ce1">
            <text:p>-87.8594025</text:p>
          </table:table-cell>
          <table:table-cell office:value-type="string" table:style-name="ce2">
            <text:p>Rosemont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386342904" table:style-name="ce1">
            <text:p>386342904</text:p>
          </table:table-cell>
          <table:table-cell office:value-type="float" office:value="41.983612000000001" table:style-name="ce1">
            <text:p>41.983612</text:p>
          </table:table-cell>
          <table:table-cell office:value-type="float" office:value="-87.859403999999998" table:style-name="ce1">
            <text:p>-87.859404</text:p>
          </table:table-cell>
          <table:table-cell office:value-type="string" table:style-name="ce2">
            <text:p>Rosemont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8605514" table:style-name="ce1">
            <text:p>2088605514</text:p>
          </table:table-cell>
          <table:table-cell office:value-type="float" office:value="41.983562800000001" table:style-name="ce1">
            <text:p>41.9835628</text:p>
          </table:table-cell>
          <table:table-cell office:value-type="float" office:value="-87.8594097" table:style-name="ce1">
            <text:p>-87.8594097</text:p>
          </table:table-cell>
          <table:table-cell office:value-type="string" table:style-name="ce2">
            <text:p>Rosemont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12780408" table:style-name="ce1">
            <text:p>2012780408</text:p>
          </table:table-cell>
          <table:table-cell office:value-type="float" office:value="41.910413699999999" table:style-name="ce1">
            <text:p>41.9104137</text:p>
          </table:table-cell>
          <table:table-cell office:value-type="float" office:value="-87.638857200000004" table:style-name="ce1">
            <text:p>-87.6388572</text:p>
          </table:table-cell>
          <table:table-cell office:value-type="string" table:style-name="ce2">
            <text:p>Sedgwick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2780433" table:style-name="ce1">
            <text:p>2012780433</text:p>
          </table:table-cell>
          <table:table-cell office:value-type="float" office:value="41.910386099999997" table:style-name="ce1">
            <text:p>41.9103861</text:p>
          </table:table-cell>
          <table:table-cell office:value-type="float" office:value="-87.638850899999994" table:style-name="ce1">
            <text:p>-87.6388509</text:p>
          </table:table-cell>
          <table:table-cell office:value-type="string" table:style-name="ce2">
            <text:p>Sedgwick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2110661" table:style-name="ce1">
            <text:p>2022110661</text:p>
          </table:table-cell>
          <table:table-cell office:value-type="float" office:value="41.9538759" table:style-name="ce1">
            <text:p>41.9538759</text:p>
          </table:table-cell>
          <table:table-cell office:value-type="float" office:value="-87.655241500000002" table:style-name="ce1">
            <text:p>-87.6552415</text:p>
          </table:table-cell>
          <table:table-cell office:value-type="string" table:style-name="ce2">
            <text:p>Sherida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2110663" table:style-name="ce1">
            <text:p>2022110663</text:p>
          </table:table-cell>
          <table:table-cell office:value-type="float" office:value="41.953906600000003" table:style-name="ce1">
            <text:p>41.9539066</text:p>
          </table:table-cell>
          <table:table-cell office:value-type="float" office:value="-87.655242799999996" table:style-name="ce1">
            <text:p>-87.6552428</text:p>
          </table:table-cell>
          <table:table-cell office:value-type="string" table:style-name="ce2">
            <text:p>Sherida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49656743" table:style-name="ce1">
            <text:p>249656743</text:p>
          </table:table-cell>
          <table:table-cell office:value-type="float" office:value="42.027531500000002" table:style-name="ce1">
            <text:p>42.0275315</text:p>
          </table:table-cell>
          <table:table-cell office:value-type="float" office:value="-87.678405799999993" table:style-name="ce1">
            <text:p>-87.6784058</text:p>
          </table:table-cell>
          <table:table-cell office:value-type="string" table:style-name="ce2">
            <text:p>South Boulevar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92525316" table:style-name="ce1">
            <text:p>2092525316</text:p>
          </table:table-cell>
          <table:table-cell office:value-type="float" office:value="42.0273939" table:style-name="ce1">
            <text:p>42.0273939</text:p>
          </table:table-cell>
          <table:table-cell office:value-type="float" office:value="-87.678419300000002" table:style-name="ce1">
            <text:p>-87.6784193</text:p>
          </table:table-cell>
          <table:table-cell office:value-type="string" table:style-name="ce2">
            <text:p>South Boulevard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92525324" table:style-name="ce1">
            <text:p>2092525324</text:p>
          </table:table-cell>
          <table:table-cell office:value-type="float" office:value="42.027527900000003" table:style-name="ce1">
            <text:p>42.0275279</text:p>
          </table:table-cell>
          <table:table-cell office:value-type="float" office:value="-87.678483600000007" table:style-name="ce1">
            <text:p>-87.6784836</text:p>
          </table:table-cell>
          <table:table-cell office:value-type="string" table:style-name="ce2">
            <text:p>South Boulevar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2683107" table:style-name="ce1">
            <text:p>252683107</text:p>
          </table:table-cell>
          <table:table-cell office:value-type="float" office:value="41.943805099999999" table:style-name="ce1">
            <text:p>41.9438051</text:p>
          </table:table-cell>
          <table:table-cell office:value-type="float" office:value="-87.663587699999994" table:style-name="ce1">
            <text:p>-87.6635877</text:p>
          </table:table-cell>
          <table:table-cell office:value-type="string" table:style-name="ce2">
            <text:p>Southport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291113644" table:style-name="ce1">
            <text:p>1291113644</text:p>
          </table:table-cell>
          <table:table-cell office:value-type="float" office:value="41.9438338" table:style-name="ce1">
            <text:p>41.9438338</text:p>
          </table:table-cell>
          <table:table-cell office:value-type="float" office:value="-87.663589000000002" table:style-name="ce1">
            <text:p>-87.663589</text:p>
          </table:table-cell>
          <table:table-cell office:value-type="string" table:style-name="ce2">
            <text:p>Southport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5042652" table:style-name="ce1">
            <text:p>2025042652</text:p>
          </table:table-cell>
          <table:table-cell office:value-type="float" office:value="41.832117400000001" table:style-name="ce1">
            <text:p>41.8321174</text:p>
          </table:table-cell>
          <table:table-cell office:value-type="float" office:value="-87.6306242" table:style-name="ce1">
            <text:p>-87.6306242</text:p>
          </table:table-cell>
          <table:table-cell office:value-type="string" table:style-name="ce2">
            <text:p>Sox-35th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5042654" table:style-name="ce1">
            <text:p>2025042654</text:p>
          </table:table-cell>
          <table:table-cell office:value-type="float" office:value="41.8321155" table:style-name="ce1">
            <text:p>41.8321155</text:p>
          </table:table-cell>
          <table:table-cell office:value-type="float" office:value="-87.630737499999995" table:style-name="ce1">
            <text:p>-87.6307375</text:p>
          </table:table-cell>
          <table:table-cell office:value-type="string" table:style-name="ce2">
            <text:p>Sox-35th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5341021" table:style-name="ce1">
            <text:p>2015341021</text:p>
          </table:table-cell>
          <table:table-cell office:value-type="float" office:value="41.8857699" table:style-name="ce1">
            <text:p>41.8857699</text:p>
          </table:table-cell>
          <table:table-cell office:value-type="float" office:value="-87.627957800000004" table:style-name="ce1">
            <text:p>-87.6279578</text:p>
          </table:table-cell>
          <table:table-cell office:value-type="string" table:style-name="ce2">
            <text:p>State/Lak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5341023" table:style-name="ce1">
            <text:p>2015341023</text:p>
          </table:table-cell>
          <table:table-cell office:value-type="float" office:value="41.885738600000003" table:style-name="ce1">
            <text:p>41.8857386</text:p>
          </table:table-cell>
          <table:table-cell office:value-type="float" office:value="-87.627960700000003" table:style-name="ce1">
            <text:p>-87.6279607</text:p>
          </table:table-cell>
          <table:table-cell office:value-type="string" table:style-name="ce2">
            <text:p>State/Lak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2160071" table:style-name="ce1">
            <text:p>2022160071</text:p>
          </table:table-cell>
          <table:table-cell office:value-type="float" office:value="41.990226999999997" table:style-name="ce1">
            <text:p>41.990227</text:p>
          </table:table-cell>
          <table:table-cell office:value-type="float" office:value="-87.659093799999994" table:style-name="ce1">
            <text:p>-87.6590938</text:p>
          </table:table-cell>
          <table:table-cell office:value-type="string" table:style-name="ce2">
            <text:p>Thorndal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23196493" table:style-name="ce1">
            <text:p>2023196493</text:p>
          </table:table-cell>
          <table:table-cell office:value-type="float" office:value="41.990227699999998" table:style-name="ce1">
            <text:p>41.9902277</text:p>
          </table:table-cell>
          <table:table-cell office:value-type="float" office:value="-87.659010699999996" table:style-name="ce1">
            <text:p>-87.6590107</text:p>
          </table:table-cell>
          <table:table-cell office:value-type="string" table:style-name="ce2">
            <text:p>Thorndale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6017165" table:style-name="ce1">
            <text:p>736017165</text:p>
          </table:table-cell>
          <table:table-cell office:value-type="float" office:value="41.875502699999998" table:style-name="ce1">
            <text:p>41.8755027</text:p>
          </table:table-cell>
          <table:table-cell office:value-type="float" office:value="-87.649640599999998" table:style-name="ce1">
            <text:p>-87.6496406</text:p>
          </table:table-cell>
          <table:table-cell office:value-type="string" table:style-name="ce2">
            <text:p>UIC-Halste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0150478" table:style-name="ce1">
            <text:p>2080150478</text:p>
          </table:table-cell>
          <table:table-cell office:value-type="float" office:value="41.875437499999997" table:style-name="ce1">
            <text:p>41.8754375</text:p>
          </table:table-cell>
          <table:table-cell office:value-type="float" office:value="-87.649638899999999" table:style-name="ce1">
            <text:p>-87.6496389</text:p>
          </table:table-cell>
          <table:table-cell office:value-type="string" table:style-name="ce2">
            <text:p>UIC-Halsted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3902273" table:style-name="ce1">
            <text:p>2013902273</text:p>
          </table:table-cell>
          <table:table-cell office:value-type="float" office:value="41.882604100000002" table:style-name="ce1">
            <text:p>41.8826041</text:p>
          </table:table-cell>
          <table:table-cell office:value-type="float" office:value="-87.633819700000004" table:style-name="ce1">
            <text:p>-87.6338197</text:p>
          </table:table-cell>
          <table:table-cell office:value-type="string" table:style-name="ce2">
            <text:p>Washington/Wells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3902280" table:style-name="ce1">
            <text:p>2013902280</text:p>
          </table:table-cell>
          <table:table-cell office:value-type="float" office:value="41.882604100000002" table:style-name="ce1">
            <text:p>41.8826041</text:p>
          </table:table-cell>
          <table:table-cell office:value-type="float" office:value="-87.633867499999994" table:style-name="ce1">
            <text:p>-87.6338675</text:p>
          </table:table-cell>
          <table:table-cell office:value-type="string" table:style-name="ce2">
            <text:p>Washington/Wells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9322281" table:style-name="ce1">
            <text:p>739322281</text:p>
          </table:table-cell>
          <table:table-cell office:value-type="float" office:value="41.936404699999997" table:style-name="ce1">
            <text:p>41.9364047</text:p>
          </table:table-cell>
          <table:table-cell office:value-type="float" office:value="-87.653317599999994" table:style-name="ce1">
            <text:p>-87.6533176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739322583" table:style-name="ce1">
            <text:p>739322583</text:p>
          </table:table-cell>
          <table:table-cell office:value-type="float" office:value="41.936407899999999" table:style-name="ce1">
            <text:p>41.9364079</text:p>
          </table:table-cell>
          <table:table-cell office:value-type="float" office:value="-87.653201100000004" table:style-name="ce1">
            <text:p>-87.6532011</text:p>
          </table:table-cell>
          <table:table-cell office:value-type="string" table:style-name="ce2">
            <text:p>Wellingto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7607248" table:style-name="ce1">
            <text:p>27607248</text:p>
          </table:table-cell>
          <table:table-cell office:value-type="float" office:value="41.804622799999997" table:style-name="ce1">
            <text:p>41.8046228</text:p>
          </table:table-cell>
          <table:table-cell office:value-type="float" office:value="-87.684378300000006" table:style-name="ce1">
            <text:p>-87.6843783</text:p>
          </table:table-cell>
          <table:table-cell office:value-type="string" table:style-name="ce2">
            <text:p>Wester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34877711" table:style-name="ce1">
            <text:p>34877711</text:p>
          </table:table-cell>
          <table:table-cell office:value-type="float" office:value="41.915981199999997" table:style-name="ce1">
            <text:p>41.9159812</text:p>
          </table:table-cell>
          <table:table-cell office:value-type="float" office:value="-87.687064500000005" table:style-name="ce1">
            <text:p>-87.6870645</text:p>
          </table:table-cell>
          <table:table-cell office:value-type="string" table:style-name="ce2">
            <text:p>Wester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2683142" table:style-name="ce1">
            <text:p>252683142</text:p>
          </table:table-cell>
          <table:table-cell office:value-type="float" office:value="41.966234900000003" table:style-name="ce1">
            <text:p>41.9662349</text:p>
          </table:table-cell>
          <table:table-cell office:value-type="float" office:value="-87.688448199999996" table:style-name="ce1">
            <text:p>-87.6884482</text:p>
          </table:table-cell>
          <table:table-cell office:value-type="string" table:style-name="ce2">
            <text:p>Wester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026066" table:style-name="ce1">
            <text:p>258026066</text:p>
          </table:table-cell>
          <table:table-cell office:value-type="float" office:value="41.875557200000003" table:style-name="ce1">
            <text:p>41.8755572</text:p>
          </table:table-cell>
          <table:table-cell office:value-type="float" office:value="-87.688247700000005" table:style-name="ce1">
            <text:p>-87.6882477</text:p>
          </table:table-cell>
          <table:table-cell office:value-type="string" table:style-name="ce2">
            <text:p>Wester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58944299" table:style-name="ce1">
            <text:p>258944299</text:p>
          </table:table-cell>
          <table:table-cell office:value-type="float" office:value="41.854424299999998" table:style-name="ce1">
            <text:p>41.8544243</text:p>
          </table:table-cell>
          <table:table-cell office:value-type="float" office:value="-87.684905599999993" table:style-name="ce1">
            <text:p>-87.6849056</text:p>
          </table:table-cell>
          <table:table-cell office:value-type="string" table:style-name="ce2">
            <text:p>Wester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280853416" table:style-name="ce1">
            <text:p>1280853416</text:p>
          </table:table-cell>
          <table:table-cell office:value-type="float" office:value="41.875489899999998" table:style-name="ce1">
            <text:p>41.8754899</text:p>
          </table:table-cell>
          <table:table-cell office:value-type="float" office:value="-87.688246500000005" table:style-name="ce1">
            <text:p>-87.6882465</text:p>
          </table:table-cell>
          <table:table-cell office:value-type="string" table:style-name="ce2">
            <text:p>Wester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387760742" table:style-name="ce1">
            <text:p>1387760742</text:p>
          </table:table-cell>
          <table:table-cell office:value-type="float" office:value="41.966298199999997" table:style-name="ce1">
            <text:p>41.9662982</text:p>
          </table:table-cell>
          <table:table-cell office:value-type="float" office:value="-87.6885178" table:style-name="ce1">
            <text:p>-87.6885178</text:p>
          </table:table-cell>
          <table:table-cell office:value-type="string" table:style-name="ce2">
            <text:p>Wester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16950589" table:style-name="ce1">
            <text:p>2016950589</text:p>
          </table:table-cell>
          <table:table-cell office:value-type="float" office:value="41.804724700000001" table:style-name="ce1">
            <text:p>41.8047247</text:p>
          </table:table-cell>
          <table:table-cell office:value-type="float" office:value="-87.684367100000003" table:style-name="ce1">
            <text:p>-87.6843671</text:p>
          </table:table-cell>
          <table:table-cell office:value-type="string" table:style-name="ce2">
            <text:p>Wester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80123190" table:style-name="ce1">
            <text:p>2080123190</text:p>
          </table:table-cell>
          <table:table-cell office:value-type="float" office:value="41.854327499999997" table:style-name="ce1">
            <text:p>41.8543275</text:p>
          </table:table-cell>
          <table:table-cell office:value-type="float" office:value="-87.684899700000003" table:style-name="ce1">
            <text:p>-87.6848997</text:p>
          </table:table-cell>
          <table:table-cell office:value-type="string" table:style-name="ce2">
            <text:p>Wester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90182927" table:style-name="ce1">
            <text:p>2090182927</text:p>
          </table:table-cell>
          <table:table-cell office:value-type="float" office:value="41.916006299999999" table:style-name="ce1">
            <text:p>41.9160063</text:p>
          </table:table-cell>
          <table:table-cell office:value-type="float" office:value="-87.687033799999995" table:style-name="ce1">
            <text:p>-87.6870338</text:p>
          </table:table-cell>
          <table:table-cell office:value-type="string" table:style-name="ce2">
            <text:p>Wester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2090182932" table:style-name="ce1">
            <text:p>2090182932</text:p>
          </table:table-cell>
          <table:table-cell office:value-type="float" office:value="41.916013499999998" table:style-name="ce1">
            <text:p>41.9160135</text:p>
          </table:table-cell>
          <table:table-cell office:value-type="float" office:value="-87.687081599999999" table:style-name="ce1">
            <text:p>-87.6870816</text:p>
          </table:table-cell>
          <table:table-cell office:value-type="string" table:style-name="ce2">
            <text:p>Western</text:p>
          </table:table-cell>
          <table:table-cell office:value-type="string" table:style-name="ce2">
            <text:p>sta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734513338" table:style-name="ce1">
            <text:p>734513338</text:p>
          </table:table-cell>
          <table:table-cell office:value-type="float" office:value="41.965444900000001" table:style-name="ce1">
            <text:p>41.9654449</text:p>
          </table:table-cell>
          <table:table-cell office:value-type="float" office:value="-87.6580352" table:style-name="ce1">
            <text:p>-87.6580352</text:p>
          </table:table-cell>
          <table:table-cell office:value-type="string" table:style-name="ce2">
            <text:p>Wilso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style-name="ro1">
          <table:table-cell office:value-type="float" office:value="1711801524" table:style-name="ce1">
            <text:p>1711801524</text:p>
          </table:table-cell>
          <table:table-cell office:value-type="float" office:value="41.965235100000001" table:style-name="ce1">
            <text:p>41.9652351</text:p>
          </table:table-cell>
          <table:table-cell office:value-type="float" office:value="-87.679075299999994" table:style-name="ce1">
            <text:p>-87.6790753</text:p>
          </table:table-cell>
          <table:table-cell office:value-type="string" table:style-name="ce2">
            <text:p>Wilson</text:p>
          </table:table-cell>
          <table:table-cell office:value-type="string" table:style-name="ce2">
            <text:p>stop_posi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1711801533" table:style-name="ce1">
            <text:p>1711801533</text:p>
          </table:table-cell>
          <table:table-cell office:value-type="float" office:value="41.964937900000002" table:style-name="ce1">
            <text:p>41.9649379</text:p>
          </table:table-cell>
          <table:table-cell office:value-type="float" office:value="-87.679065499999993" table:style-name="ce1">
            <text:p>-87.6790655</text:p>
          </table:table-cell>
          <table:table-cell office:value-type="string" table:style-name="ce2">
            <text:p>Wilson</text:p>
          </table:table-cell>
          <table:table-cell office:value-type="string" table:style-name="ce2">
            <text:p>stop_position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022128333" table:style-name="ce1">
            <text:p>2022128333</text:p>
          </table:table-cell>
          <table:table-cell office:value-type="float" office:value="41.965461599999998" table:style-name="ce1">
            <text:p>41.9654616</text:p>
          </table:table-cell>
          <table:table-cell office:value-type="float" office:value="-87.657927400000005" table:style-name="ce1">
            <text:p>-87.6579274</text:p>
          </table:table-cell>
          <table:table-cell office:value-type="string" table:style-name="ce2">
            <text:p>Wilson</text:p>
          </table:table-cell>
          <table:table-cell office:value-type="string" table:style-name="ce2">
            <text:p>stop_position</text:p>
          </table:table-cell>
          <table:table-cell office:value-type="string" table:style-name="ce2">
            <text:p>yes</text:p>
          </table:table-cell>
          <table:table-cell table:number-columns-repeated="16378"/>
        </table:table-row>
        <table:table-row table:number-rows-repeated="1048266" table:style-name="ro1">
          <table:table-cell table:number-columns-repeated="16384"/>
        </table:table-row>
      </table:table>
      <table:table table:name="Sheet2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1:Sheet1.F310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it Burton-Senior</meta:initial-creator>
    <dc:creator>Kit Burton-Senior</dc:creator>
    <meta:creation-date>2013-07-28T09:18:14Z</meta:creation-date>
    <dc:date>2013-07-28T09:26:41Z</dc:date>
  </office:meta>
</office:document-meta>
</file>